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GO_201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Agosto-2018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3050.29" table:style-name="ce14">
            <text:p>3.050<text:s/></text:p>
          </table:table-cell>
          <table:table-cell office:value-type="float" office:value="45365.09" table:style-name="ce14">
            <text:p>45.365<text:s/></text:p>
          </table:table-cell>
          <table:table-cell office:value-type="float" office:value="59002897.310000002" table:style-name="ce14">
            <text:p>59.002.897<text:s/></text:p>
          </table:table-cell>
          <table:table-cell office:value-type="float" office:value="30401.63" table:style-name="ce14">
            <text:p>30.402<text:s/></text:p>
          </table:table-cell>
          <table:table-cell office:value-type="float" office:value="89623496.409999996" table:style-name="ce14">
            <text:p>89.623.496<text:s/></text:p>
          </table:table-cell>
          <table:table-cell office:value-type="float" office:value="51529067.140000001" table:style-name="ce14">
            <text:p>51.529.067<text:s/></text:p>
          </table:table-cell>
          <table:table-cell office:value-type="float" office:value="2533191.79" table:style-name="ce14">
            <text:p>2.533.192<text:s/></text:p>
          </table:table-cell>
          <table:table-cell office:value-type="float" office:value="200992260.02000001" table:style-name="ce14">
            <text:p>200.992.260<text:s/></text:p>
          </table:table-cell>
          <table:table-cell office:value-type="float" office:value="22269794.609999999" table:style-name="ce14">
            <text:p>22.269.795<text:s/></text:p>
          </table:table-cell>
          <table:table-cell office:value-type="float" office:value="7637507.0899999999" table:style-name="ce14">
            <text:p>7.637.507<text:s/></text:p>
          </table:table-cell>
          <table:table-cell office:value-type="float" office:value="95716396.959999993" table:style-name="ce14">
            <text:p>95.716.397<text:s/></text:p>
          </table:table-cell>
          <table:table-cell office:value-type="float" office:value="144039.74" table:style-name="ce14">
            <text:p>144.040<text:s/></text:p>
          </table:table-cell>
          <table:table-cell office:value-type="float" office:value="1979428.69" table:style-name="ce14">
            <text:p>1.979.429<text:s/></text:p>
          </table:table-cell>
          <table:table-cell office:value-type="float" office:value="23164125.699999999" table:style-name="ce14">
            <text:p>23.164.126<text:s/></text:p>
          </table:table-cell>
          <table:table-cell office:value-type="float" office:value="8377618.71" table:style-name="ce14">
            <text:p>8.377.619<text:s/></text:p>
          </table:table-cell>
          <table:table-cell office:value-type="float" office:value="67444661.180000007" table:style-name="ce14">
            <text:p>67.444.661<text:s/></text:p>
          </table:table-cell>
          <table:table-cell office:value-type="float" office:value="77745.38" table:style-name="ce14">
            <text:p>77.745<text:s/></text:p>
          </table:table-cell>
          <table:table-cell office:value-type="float" office:value="322566651.44999999" table:style-name="ce14">
            <text:p>322.566.651<text:s/></text:p>
          </table:table-cell>
          <table:table-cell office:value-type="float" office:value="317654319.43000001" table:style-name="ce14">
            <text:p>317.654.319<text:s/></text:p>
          </table:table-cell>
          <table:table-cell office:value-type="float" office:value="818033.76" table:style-name="ce14">
            <text:p>818.034<text:s/></text:p>
          </table:table-cell>
          <table:table-cell office:value-type="float" office:value="197030.65" table:style-name="ce14">
            <text:p>197.031<text:s/></text:p>
          </table:table-cell>
          <table:table-cell office:value-type="float" office:value="22295.95" table:style-name="ce14">
            <text:p>22.296<text:s/></text:p>
          </table:table-cell>
          <table:table-cell office:value-type="float" office:value="135808304.28999999" table:style-name="ce14">
            <text:p>135.808.304<text:s/></text:p>
          </table:table-cell>
          <table:table-cell office:value-type="float" office:value="603705685.54999995" table:style-name="ce14">
            <text:p>603.705.686<text:s/></text:p>
          </table:table-cell>
          <table:table-cell office:value-type="float" office:value="5979980.9400000004" table:style-name="ce14">
            <text:p>5.979.981<text:s/></text:p>
          </table:table-cell>
          <table:table-cell office:value-type="float" office:value="1913858305.25" table:style-name="ce14">
            <text:p>1.913.858.305<text:s/></text:p>
          </table:table-cell>
          <table:table-cell office:value-type="float" office:value="15.51" table:style-name="ce14">
            <text:p>16<text:s/></text:p>
          </table:table-cell>
          <table:table-cell office:value-type="float" office:value="3931181670.5200005" table:style-name="ce15">
            <text:p>3.931.181.6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02.35" table:style-name="ce17">
            <text:p>1.502<text:s/></text:p>
          </table:table-cell>
          <table:table-cell office:value-type="float" office:value="-1.89" table:style-name="ce17">
            <text:p>(2)</text:p>
          </table:table-cell>
          <table:table-cell office:value-type="float" office:value="0" table:style-name="ce17">
            <text:p>-<text:s/></text:p>
          </table:table-cell>
          <table:table-cell office:value-type="float" office:value="10634.31" table:style-name="ce17">
            <text:p>10.634<text:s/></text:p>
          </table:table-cell>
          <table:table-cell office:value-type="float" office:value="-20.99" table:style-name="ce17">
            <text:p>(21)</text:p>
          </table:table-cell>
          <table:table-cell office:value-type="float" office:value="-72.72" table:style-name="ce17">
            <text:p>(73)</text:p>
          </table:table-cell>
          <table:table-cell office:value-type="float" office:value="-38.04" table:style-name="ce17">
            <text:p>(38)</text:p>
          </table:table-cell>
          <table:table-cell office:value-type="float" office:value="-217.34" table:style-name="ce17">
            <text:p>(217)</text:p>
          </table:table-cell>
          <table:table-cell office:value-type="float" office:value="-7.74" table:style-name="ce17">
            <text:p>(8)</text:p>
          </table:table-cell>
          <table:table-cell office:value-type="float" office:value="-1579.45" table:style-name="ce17">
            <text:p>(1.579)</text:p>
          </table:table-cell>
          <table:table-cell office:value-type="float" office:value="-54.34" table:style-name="ce17">
            <text:p>(54)</text:p>
          </table:table-cell>
          <table:table-cell office:value-type="float" office:value="1.48" table:style-name="ce17">
            <text:p>1<text:s/></text:p>
          </table:table-cell>
          <table:table-cell office:value-type="float" office:value="42965.85" table:style-name="ce17">
            <text:p>42.966<text:s/></text:p>
          </table:table-cell>
          <table:table-cell office:value-type="float" office:value="-184.72" table:style-name="ce17">
            <text:p>(185)</text:p>
          </table:table-cell>
          <table:table-cell office:value-type="float" office:value="4381.93" table:style-name="ce17">
            <text:p>4.382<text:s/></text:p>
          </table:table-cell>
          <table:table-cell office:value-type="float" office:value="11.19" table:style-name="ce17">
            <text:p>11<text:s/></text:p>
          </table:table-cell>
          <table:table-cell office:value-type="float" office:value="31312.53" table:style-name="ce17">
            <text:p>31.313<text:s/></text:p>
          </table:table-cell>
          <table:table-cell office:value-type="float" office:value="2964.15" table:style-name="ce17">
            <text:p>2.964<text:s/></text:p>
          </table:table-cell>
          <table:table-cell office:value-type="float" office:value="-9.42" table:style-name="ce17">
            <text:p>(9)</text:p>
          </table:table-cell>
          <table:table-cell office:value-type="float" office:value="57.73" table:style-name="ce17">
            <text:p>58<text:s/></text:p>
          </table:table-cell>
          <table:table-cell office:value-type="float" office:value="6689.33" table:style-name="ce17">
            <text:p>6.689<text:s/></text:p>
          </table:table-cell>
          <table:table-cell office:value-type="float" office:value="46164.27" table:style-name="ce17">
            <text:p>46.164<text:s/></text:p>
          </table:table-cell>
          <table:table-cell office:value-type="float" office:value="44238.62" table:style-name="ce17">
            <text:p>44.239<text:s/></text:p>
          </table:table-cell>
          <table:table-cell office:value-type="float" office:value="131045.67" table:style-name="ce17">
            <text:p>131.046<text:s/></text:p>
          </table:table-cell>
          <table:table-cell office:value-type="float" office:value="955541.33" table:style-name="ce17">
            <text:p>955.541<text:s/></text:p>
          </table:table-cell>
          <table:table-cell office:value-type="float" office:value="-2.95" table:style-name="ce17">
            <text:p>(3)</text:p>
          </table:table-cell>
          <table:table-cell office:value-type="float" office:value="1275321.1399999999" table:style-name="ce18">
            <text:p>1.275.3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433674.07" table:style-name="ce17">
            <text:p>433.674<text:s/></text:p>
          </table:table-cell>
          <table:table-cell office:value-type="float" office:value="10123274.49" table:style-name="ce17">
            <text:p>10.123.274<text:s/></text:p>
          </table:table-cell>
          <table:table-cell office:value-type="float" office:value="15350918.369999999" table:style-name="ce17">
            <text:p>15.350.918<text:s/></text:p>
          </table:table-cell>
          <table:table-cell office:value-type="float" office:value="122130.39" table:style-name="ce17">
            <text:p>122.130<text:s/></text:p>
          </table:table-cell>
          <table:table-cell office:value-type="float" office:value="141731897.81" table:style-name="ce17">
            <text:p>141.731.898<text:s/></text:p>
          </table:table-cell>
          <table:table-cell office:value-type="float" office:value="36270274.850000001" table:style-name="ce17">
            <text:p>36.270.275<text:s/></text:p>
          </table:table-cell>
          <table:table-cell office:value-type="float" office:value="5380357.4499999993" table:style-name="ce17">
            <text:p>5.380.357<text:s/></text:p>
          </table:table-cell>
          <table:table-cell office:value-type="float" office:value="188935640.44999999" table:style-name="ce17">
            <text:p>188.935.640<text:s/></text:p>
          </table:table-cell>
          <table:table-cell office:value-type="float" office:value="41844264.539999999" table:style-name="ce17">
            <text:p>41.844.265<text:s/></text:p>
          </table:table-cell>
          <table:table-cell office:value-type="float" office:value="5997481.8399999999" table:style-name="ce17">
            <text:p>5.997.482<text:s/></text:p>
          </table:table-cell>
          <table:table-cell office:value-type="float" office:value="544982280.80999994" table:style-name="ce17">
            <text:p>544.982.281<text:s/></text:p>
          </table:table-cell>
          <table:table-cell office:value-type="float" office:value="8569027.3000000007" table:style-name="ce17">
            <text:p>8.569.027<text:s/></text:p>
          </table:table-cell>
          <table:table-cell office:value-type="float" office:value="10769745.560000001" table:style-name="ce17">
            <text:p>10.769.746<text:s/></text:p>
          </table:table-cell>
          <table:table-cell office:value-type="float" office:value="10791781.49" table:style-name="ce17">
            <text:p>10.791.781<text:s/></text:p>
          </table:table-cell>
          <table:table-cell office:value-type="float" office:value="7719383.54" table:style-name="ce17">
            <text:p>7.719.384<text:s/></text:p>
          </table:table-cell>
          <table:table-cell office:value-type="float" office:value="113641461.16" table:style-name="ce17">
            <text:p>113.641.461<text:s/></text:p>
          </table:table-cell>
          <table:table-cell office:value-type="float" office:value="2494705.9300000002" table:style-name="ce17">
            <text:p>2.494.706<text:s/></text:p>
          </table:table-cell>
          <table:table-cell office:value-type="float" office:value="341181564.43000001" table:style-name="ce17">
            <text:p>341.181.564<text:s/></text:p>
          </table:table-cell>
          <table:table-cell office:value-type="float" office:value="285379969.69" table:style-name="ce17">
            <text:p>285.379.970<text:s/></text:p>
          </table:table-cell>
          <table:table-cell office:value-type="float" office:value="4238825.51" table:style-name="ce17">
            <text:p>4.238.826<text:s/></text:p>
          </table:table-cell>
          <table:table-cell office:value-type="float" office:value="3610599.33" table:style-name="ce17">
            <text:p>3.610.599<text:s/></text:p>
          </table:table-cell>
          <table:table-cell office:value-type="float" office:value="45811.03" table:style-name="ce17">
            <text:p>45.811<text:s/></text:p>
          </table:table-cell>
          <table:table-cell office:value-type="float" office:value="430398295.89999998" table:style-name="ce17">
            <text:p>430.398.296<text:s/></text:p>
          </table:table-cell>
          <table:table-cell office:value-type="float" office:value="424571904.07999998" table:style-name="ce17">
            <text:p>424.571.904<text:s/></text:p>
          </table:table-cell>
          <table:table-cell office:value-type="float" office:value="10497368.460000001" table:style-name="ce17">
            <text:p>10.497.368<text:s/></text:p>
          </table:table-cell>
          <table:table-cell office:value-type="float" office:value="1911718995.74" table:style-name="ce17">
            <text:p>1.911.718.996<text:s/></text:p>
          </table:table-cell>
          <table:table-cell office:value-type="float" office:value="1630365.32" table:style-name="ce17">
            <text:p>1.630.365<text:s/></text:p>
          </table:table-cell>
          <table:table-cell office:value-type="float" office:value="4558431999.54" table:style-name="ce18">
            <text:p>4.558.432.0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1552.5" table:style-name="ce17">
            <text:p>1.55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802.720000000001" table:style-name="ce17">
            <text:p>22.80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106.28" table:style-name="ce17">
            <text:p>23.10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1747439.73000002" table:style-name="ce17">
            <text:p>341.747.44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15.53" table:style-name="ce17">
            <text:p>1.916<text:s/></text:p>
          </table:table-cell>
          <table:table-cell office:value-type="float" office:value="274777.14" table:style-name="ce17">
            <text:p>274.777<text:s/></text:p>
          </table:table-cell>
          <table:table-cell office:value-type="float" office:value="9316" table:style-name="ce17">
            <text:p>9.31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1161017.150000006" table:style-name="ce17">
            <text:p>91.161.017<text:s/></text:p>
          </table:table-cell>
          <table:table-cell office:value-type="float" office:value="215.87" table:style-name="ce17">
            <text:p>216<text:s/></text:p>
          </table:table-cell>
          <table:table-cell office:value-type="float" office:value="837676.14" table:style-name="ce17">
            <text:p>837.676<text:s/></text:p>
          </table:table-cell>
          <table:table-cell office:value-type="float" office:value="217281.95" table:style-name="ce17">
            <text:p>217.28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34297101.00999993" table:style-name="ce18">
            <text:p>434.297.1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81289.48" table:style-name="ce17">
            <text:p>181.289<text:s/></text:p>
          </table:table-cell>
          <table:table-cell office:value-type="float" office:value="768921.69" table:style-name="ce17">
            <text:p>768.922<text:s/></text:p>
          </table:table-cell>
          <table:table-cell office:value-type="float" office:value="2661957.64" table:style-name="ce17">
            <text:p>2.661.958<text:s/></text:p>
          </table:table-cell>
          <table:table-cell office:value-type="float" office:value="27879.16" table:style-name="ce17">
            <text:p>27.879<text:s/></text:p>
          </table:table-cell>
          <table:table-cell office:value-type="float" office:value="9994419.6300000008" table:style-name="ce17">
            <text:p>9.994.420<text:s/></text:p>
          </table:table-cell>
          <table:table-cell office:value-type="float" office:value="9715387.0999999996" table:style-name="ce17">
            <text:p>9.715.387<text:s/></text:p>
          </table:table-cell>
          <table:table-cell office:value-type="float" office:value="289980.52" table:style-name="ce17">
            <text:p>289.981<text:s/></text:p>
          </table:table-cell>
          <table:table-cell office:value-type="float" office:value="565436.56000000006" table:style-name="ce17">
            <text:p>565.437<text:s/></text:p>
          </table:table-cell>
          <table:table-cell office:value-type="float" office:value="1551599.4" table:style-name="ce17">
            <text:p>1.551.599<text:s/></text:p>
          </table:table-cell>
          <table:table-cell office:value-type="float" office:value="4129882.86" table:style-name="ce17">
            <text:p>4.129.883<text:s/></text:p>
          </table:table-cell>
          <table:table-cell office:value-type="float" office:value="16406504.02" table:style-name="ce17">
            <text:p>16.406.504<text:s/></text:p>
          </table:table-cell>
          <table:table-cell office:value-type="float" office:value="581849.18000000005" table:style-name="ce17">
            <text:p>581.849<text:s/></text:p>
          </table:table-cell>
          <table:table-cell office:value-type="float" office:value="4770225.13" table:style-name="ce17">
            <text:p>4.770.225<text:s/></text:p>
          </table:table-cell>
          <table:table-cell office:value-type="float" office:value="2302464.27" table:style-name="ce17">
            <text:p>2.302.464<text:s/></text:p>
          </table:table-cell>
          <table:table-cell office:value-type="float" office:value="1930469.27" table:style-name="ce17">
            <text:p>1.930.469<text:s/></text:p>
          </table:table-cell>
          <table:table-cell office:value-type="float" office:value="20444767.129999999" table:style-name="ce17">
            <text:p>20.444.767<text:s/></text:p>
          </table:table-cell>
          <table:table-cell office:value-type="float" office:value="293361.65999999997" table:style-name="ce17">
            <text:p>293.362<text:s/></text:p>
          </table:table-cell>
          <table:table-cell office:value-type="float" office:value="2995322.82" table:style-name="ce17">
            <text:p>2.995.323<text:s/></text:p>
          </table:table-cell>
          <table:table-cell office:value-type="float" office:value="17257987.52" table:style-name="ce17">
            <text:p>17.257.988<text:s/></text:p>
          </table:table-cell>
          <table:table-cell office:value-type="float" office:value="507074.69" table:style-name="ce17">
            <text:p>507.075<text:s/></text:p>
          </table:table-cell>
          <table:table-cell office:value-type="float" office:value="248877.36" table:style-name="ce17">
            <text:p>248.87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152147.8099999996" table:style-name="ce17">
            <text:p>6.152.148<text:s/></text:p>
          </table:table-cell>
          <table:table-cell office:value-type="float" office:value="8249687.7199999997" table:style-name="ce17">
            <text:p>8.249.688<text:s/></text:p>
          </table:table-cell>
          <table:table-cell office:value-type="float" office:value="611703.41" table:style-name="ce17">
            <text:p>611.703<text:s/></text:p>
          </table:table-cell>
          <table:table-cell office:value-type="float" office:value="37115135.82" table:style-name="ce17">
            <text:p>37.115.136<text:s/></text:p>
          </table:table-cell>
          <table:table-cell office:value-type="float" office:value="189965.74" table:style-name="ce17">
            <text:p>189.966<text:s/></text:p>
          </table:table-cell>
          <table:table-cell office:value-type="float" office:value="149944297.59" table:style-name="ce18">
            <text:p>149.944.2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6227.37" table:style-name="ce17">
            <text:p>16.227<text:s/></text:p>
          </table:table-cell>
          <table:table-cell office:value-type="float" office:value="6873.62" table:style-name="ce17">
            <text:p>6.874<text:s/></text:p>
          </table:table-cell>
          <table:table-cell office:value-type="float" office:value="3322.6" table:style-name="ce17">
            <text:p>3.32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31.2" table:style-name="ce17">
            <text:p>3.631<text:s/></text:p>
          </table:table-cell>
          <table:table-cell office:value-type="float" office:value="7349.88" table:style-name="ce17">
            <text:p>7.350<text:s/></text:p>
          </table:table-cell>
          <table:table-cell office:value-type="float" office:value="7786868.25" table:style-name="ce17">
            <text:p>7.786.868<text:s/></text:p>
          </table:table-cell>
          <table:table-cell office:value-type="float" office:value="12718129.550000001" table:style-name="ce17">
            <text:p>12.718.13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440.26" table:style-name="ce17">
            <text:p>22.44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400.22" table:style-name="ce17">
            <text:p>5.400<text:s/></text:p>
          </table:table-cell>
          <table:table-cell office:value-type="float" office:value="1964.64" table:style-name="ce17">
            <text:p>1.965<text:s/></text:p>
          </table:table-cell>
          <table:table-cell office:value-type="float" office:value="25210.47" table:style-name="ce17">
            <text:p>25.210<text:s/></text:p>
          </table:table-cell>
          <table:table-cell office:value-type="float" office:value="10963216.289999999" table:style-name="ce17">
            <text:p>10.963.21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9446019.549999997" table:style-name="ce17">
            <text:p>59.446.020<text:s/></text:p>
          </table:table-cell>
          <table:table-cell office:value-type="float" office:value="29909012.59" table:style-name="ce17">
            <text:p>29.909.01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8395.85" table:style-name="ce17">
            <text:p>28.396<text:s/></text:p>
          </table:table-cell>
          <table:table-cell office:value-type="float" office:value="11167.24" table:style-name="ce17">
            <text:p>11.167<text:s/></text:p>
          </table:table-cell>
          <table:table-cell office:value-type="float" office:value="20140.689999999999" table:style-name="ce17">
            <text:p>20.141<text:s/></text:p>
          </table:table-cell>
          <table:table-cell office:value-type="float" office:value="13862668.34" table:style-name="ce17">
            <text:p>13.862.66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5069428.84999999" table:style-name="ce17">
            <text:p>155.069.4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89907467.45999998" table:style-name="ce18">
            <text:p>289.907.4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206150.7" table:style-name="ce17">
            <text:p>206.151<text:s/></text:p>
          </table:table-cell>
          <table:table-cell office:value-type="float" office:value="2217.81" table:style-name="ce17">
            <text:p>2.218<text:s/></text:p>
          </table:table-cell>
          <table:table-cell office:value-type="float" office:value="11345742.75" table:style-name="ce17">
            <text:p>11.345.7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1504208.609999999" table:style-name="ce17">
            <text:p>51.504.209<text:s/></text:p>
          </table:table-cell>
          <table:table-cell office:value-type="float" office:value="18352524.68" table:style-name="ce17">
            <text:p>18.352.525<text:s/></text:p>
          </table:table-cell>
          <table:table-cell office:value-type="float" office:value="957427.19000000006" table:style-name="ce17">
            <text:p>957.427<text:s/></text:p>
          </table:table-cell>
          <table:table-cell office:value-type="float" office:value="136353803.59" table:style-name="ce17">
            <text:p>136.353.804<text:s/></text:p>
          </table:table-cell>
          <table:table-cell office:value-type="float" office:value="8674071.5999999996" table:style-name="ce17">
            <text:p>8.674.072<text:s/></text:p>
          </table:table-cell>
          <table:table-cell office:value-type="float" office:value="642374.11" table:style-name="ce17">
            <text:p>642.374<text:s/></text:p>
          </table:table-cell>
          <table:table-cell office:value-type="float" office:value="62393479.340000004" table:style-name="ce17">
            <text:p>62.393.479<text:s/></text:p>
          </table:table-cell>
          <table:table-cell office:value-type="float" office:value="191069.89" table:style-name="ce17">
            <text:p>191.070<text:s/></text:p>
          </table:table-cell>
          <table:table-cell office:value-type="float" office:value="1144349.21" table:style-name="ce17">
            <text:p>1.144.349<text:s/></text:p>
          </table:table-cell>
          <table:table-cell office:value-type="float" office:value="4415020.22" table:style-name="ce17">
            <text:p>4.415.020<text:s/></text:p>
          </table:table-cell>
          <table:table-cell office:value-type="float" office:value="877737.99" table:style-name="ce17">
            <text:p>877.738<text:s/></text:p>
          </table:table-cell>
          <table:table-cell office:value-type="float" office:value="42845877.670000002" table:style-name="ce17">
            <text:p>42.845.878<text:s/></text:p>
          </table:table-cell>
          <table:table-cell office:value-type="float" office:value="8030.47" table:style-name="ce17">
            <text:p>8.030<text:s/></text:p>
          </table:table-cell>
          <table:table-cell office:value-type="float" office:value="160759993.00999999" table:style-name="ce17">
            <text:p>160.759.993<text:s/></text:p>
          </table:table-cell>
          <table:table-cell office:value-type="float" office:value="131222586.87" table:style-name="ce17">
            <text:p>131.222.587<text:s/></text:p>
          </table:table-cell>
          <table:table-cell office:value-type="float" office:value="313160.3" table:style-name="ce17">
            <text:p>313.16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968.03" table:style-name="ce17">
            <text:p>12.968<text:s/></text:p>
          </table:table-cell>
          <table:table-cell office:value-type="float" office:value="178136945.87" table:style-name="ce17">
            <text:p>178.136.946<text:s/></text:p>
          </table:table-cell>
          <table:table-cell office:value-type="float" office:value="256580906.53" table:style-name="ce17">
            <text:p>256.580.907<text:s/></text:p>
          </table:table-cell>
          <table:table-cell office:value-type="float" office:value="2857747.32" table:style-name="ce17">
            <text:p>2.857.747<text:s/></text:p>
          </table:table-cell>
          <table:table-cell office:value-type="float" office:value="764005854.21000004" table:style-name="ce17">
            <text:p>764.005.854<text:s/></text:p>
          </table:table-cell>
          <table:table-cell office:value-type="float" office:value="221811.66" table:style-name="ce17">
            <text:p>221.812<text:s/></text:p>
          </table:table-cell>
          <table:table-cell office:value-type="float" office:value="1834026059.6300001" table:style-name="ce18">
            <text:p>1.834.026.0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30006.519999999997" table:style-name="ce17">
            <text:p>30.007<text:s/></text:p>
          </table:table-cell>
          <table:table-cell office:value-type="float" office:value="9343708.8699999992" table:style-name="ce17">
            <text:p>9.343.709<text:s/></text:p>
          </table:table-cell>
          <table:table-cell office:value-type="float" office:value="1339895.3799999999" table:style-name="ce17">
            <text:p>1.339.895<text:s/></text:p>
          </table:table-cell>
          <table:table-cell office:value-type="float" office:value="94251.23" table:style-name="ce17">
            <text:p>94.251<text:s/></text:p>
          </table:table-cell>
          <table:table-cell office:value-type="float" office:value="80210466.850000009" table:style-name="ce17">
            <text:p>80.210.467<text:s/></text:p>
          </table:table-cell>
          <table:table-cell office:value-type="float" office:value="8198731.8700000001" table:style-name="ce17">
            <text:p>8.198.732<text:s/></text:p>
          </table:table-cell>
          <table:table-cell office:value-type="float" office:value="4125599.86" table:style-name="ce17">
            <text:p>4.125.600<text:s/></text:p>
          </table:table-cell>
          <table:table-cell office:value-type="float" office:value="44229532.050000004" table:style-name="ce17">
            <text:p>44.229.532<text:s/></text:p>
          </table:table-cell>
          <table:table-cell office:value-type="float" office:value="18877357.710000001" table:style-name="ce17">
            <text:p>18.877.358<text:s/></text:p>
          </table:table-cell>
          <table:table-cell office:value-type="float" office:value="1225224.8699999999" table:style-name="ce17">
            <text:p>1.225.225<text:s/></text:p>
          </table:table-cell>
          <table:table-cell office:value-type="float" office:value="124412417.45999999" table:style-name="ce17">
            <text:p>124.412.417<text:s/></text:p>
          </table:table-cell>
          <table:table-cell office:value-type="float" office:value="7796108.2300000004" table:style-name="ce17">
            <text:p>7.796.108<text:s/></text:p>
          </table:table-cell>
          <table:table-cell office:value-type="float" office:value="4849771" table:style-name="ce17">
            <text:p>4.849.771<text:s/></text:p>
          </table:table-cell>
          <table:table-cell office:value-type="float" office:value="4072332.36" table:style-name="ce17">
            <text:p>4.072.332<text:s/></text:p>
          </table:table-cell>
          <table:table-cell office:value-type="float" office:value="4885965.8099999996" table:style-name="ce17">
            <text:p>4.885.966<text:s/></text:p>
          </table:table-cell>
          <table:table-cell office:value-type="float" office:value="39387600.07" table:style-name="ce17">
            <text:p>39.387.600<text:s/></text:p>
          </table:table-cell>
          <table:table-cell office:value-type="float" office:value="2193313.7999999998" table:style-name="ce17">
            <text:p>2.193.314<text:s/></text:p>
          </table:table-cell>
          <table:table-cell office:value-type="float" office:value="117978313.52" table:style-name="ce17">
            <text:p>117.978.314<text:s/></text:p>
          </table:table-cell>
          <table:table-cell office:value-type="float" office:value="106715605.57000001" table:style-name="ce17">
            <text:p>106.715.606<text:s/></text:p>
          </table:table-cell>
          <table:table-cell office:value-type="float" office:value="3409274.52" table:style-name="ce17">
            <text:p>3.409.275<text:s/></text:p>
          </table:table-cell>
          <table:table-cell office:value-type="float" office:value="3333326.1199999996" table:style-name="ce17">
            <text:p>3.333.326<text:s/></text:p>
          </table:table-cell>
          <table:table-cell office:value-type="float" office:value="21675.759999999998" table:style-name="ce17">
            <text:p>21.676<text:s/></text:p>
          </table:table-cell>
          <table:table-cell office:value-type="float" office:value="154928044.38" table:style-name="ce17">
            <text:p>154.928.044<text:s/></text:p>
          </table:table-cell>
          <table:table-cell office:value-type="float" office:value="145878425.62" table:style-name="ce17">
            <text:p>145.878.426<text:s/></text:p>
          </table:table-cell>
          <table:table-cell office:value-type="float" office:value="6190241.5899999999" table:style-name="ce17">
            <text:p>6.190.242<text:s/></text:p>
          </table:table-cell>
          <table:table-cell office:value-type="float" office:value="955311294.90999997" table:style-name="ce17">
            <text:p>955.311.295<text:s/></text:p>
          </table:table-cell>
          <table:table-cell office:value-type="float" office:value="1218587.92" table:style-name="ce17">
            <text:p>1.218.588<text:s/></text:p>
          </table:table-cell>
          <table:table-cell office:value-type="float" office:value="1850257073.8500001" table:style-name="ce18">
            <text:p>1.850.257.0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0747316.059999999" table:style-name="ce17">
            <text:p>20.747.316<text:s/></text:p>
          </table:table-cell>
          <table:table-cell office:value-type="float" office:value="69235806.010000005" table:style-name="ce17">
            <text:p>69.235.806<text:s/></text:p>
          </table:table-cell>
          <table:table-cell office:value-type="float" office:value="278778021.74000001" table:style-name="ce17">
            <text:p>278.778.022<text:s/></text:p>
          </table:table-cell>
          <table:table-cell office:value-type="float" office:value="14785403.710000001" table:style-name="ce17">
            <text:p>14.785.404<text:s/></text:p>
          </table:table-cell>
          <table:table-cell office:value-type="float" office:value="431597625.51999998" table:style-name="ce17">
            <text:p>431.597.626<text:s/></text:p>
          </table:table-cell>
          <table:table-cell office:value-type="float" office:value="317193324" table:style-name="ce17">
            <text:p>317.193.324<text:s/></text:p>
          </table:table-cell>
          <table:table-cell office:value-type="float" office:value="3883617605.2600002" table:style-name="ce17">
            <text:p>3.883.617.605<text:s/></text:p>
          </table:table-cell>
          <table:table-cell office:value-type="float" office:value="260676061.69999999" table:style-name="ce17">
            <text:p>260.676.062<text:s/></text:p>
          </table:table-cell>
          <table:table-cell office:value-type="float" office:value="308728176.81999999" table:style-name="ce17">
            <text:p>308.728.177<text:s/></text:p>
          </table:table-cell>
          <table:table-cell office:value-type="float" office:value="102155813.28" table:style-name="ce17">
            <text:p>102.155.813<text:s/></text:p>
          </table:table-cell>
          <table:table-cell office:value-type="float" office:value="1270664684.6700001" table:style-name="ce17">
            <text:p>1.270.664.685<text:s/></text:p>
          </table:table-cell>
          <table:table-cell office:value-type="float" office:value="126063304.18000001" table:style-name="ce17">
            <text:p>126.063.304<text:s/></text:p>
          </table:table-cell>
          <table:table-cell office:value-type="float" office:value="172590522.81999999" table:style-name="ce17">
            <text:p>172.590.523<text:s/></text:p>
          </table:table-cell>
          <table:table-cell office:value-type="float" office:value="199517485.27000001" table:style-name="ce17">
            <text:p>199.517.485<text:s/></text:p>
          </table:table-cell>
          <table:table-cell office:value-type="float" office:value="107781805.45999999" table:style-name="ce17">
            <text:p>107.781.805<text:s/></text:p>
          </table:table-cell>
          <table:table-cell office:value-type="float" office:value="363782684.49000001" table:style-name="ce17">
            <text:p>363.782.684<text:s/></text:p>
          </table:table-cell>
          <table:table-cell office:value-type="float" office:value="69482395.349999994" table:style-name="ce17">
            <text:p>69.482.395<text:s/></text:p>
          </table:table-cell>
          <table:table-cell office:value-type="float" office:value="919834366.60000002" table:style-name="ce17">
            <text:p>919.834.367<text:s/></text:p>
          </table:table-cell>
          <table:table-cell office:value-type="float" office:value="4722053221.0699997" table:style-name="ce17">
            <text:p>4.722.053.221<text:s/></text:p>
          </table:table-cell>
          <table:table-cell office:value-type="float" office:value="106043069.37" table:style-name="ce17">
            <text:p>106.043.069<text:s/></text:p>
          </table:table-cell>
          <table:table-cell office:value-type="float" office:value="47465483.07" table:style-name="ce17">
            <text:p>47.465.483<text:s/></text:p>
          </table:table-cell>
          <table:table-cell office:value-type="float" office:value="17346496.510000002" table:style-name="ce17">
            <text:p>17.346.497<text:s/></text:p>
          </table:table-cell>
          <table:table-cell office:value-type="float" office:value="1172211064.0599999" table:style-name="ce17">
            <text:p>1.172.211.064<text:s/></text:p>
          </table:table-cell>
          <table:table-cell office:value-type="float" office:value="644199970.82000005" table:style-name="ce17">
            <text:p>644.199.971<text:s/></text:p>
          </table:table-cell>
          <table:table-cell office:value-type="float" office:value="69608533.549999997" table:style-name="ce17">
            <text:p>69.608.534<text:s/></text:p>
          </table:table-cell>
          <table:table-cell office:value-type="float" office:value="11044850290.370001" table:style-name="ce17">
            <text:p>11.044.850.290<text:s/></text:p>
          </table:table-cell>
          <table:table-cell office:value-type="float" office:value="39084365.439999998" table:style-name="ce17">
            <text:p>39.084.365<text:s/></text:p>
          </table:table-cell>
          <table:table-cell office:value-type="float" office:value="26780094897.200001" table:style-name="ce18">
            <text:p>26.780.094.8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6572633.1699999999" table:style-name="ce17">
            <text:p>6.572.633<text:s/></text:p>
          </table:table-cell>
          <table:table-cell office:value-type="float" office:value="17838047.359999999" table:style-name="ce17">
            <text:p>17.838.047<text:s/></text:p>
          </table:table-cell>
          <table:table-cell office:value-type="float" office:value="39716067.789999999" table:style-name="ce17">
            <text:p>39.716.068<text:s/></text:p>
          </table:table-cell>
          <table:table-cell office:value-type="float" office:value="4141482.24" table:style-name="ce17">
            <text:p>4.141.482<text:s/></text:p>
          </table:table-cell>
          <table:table-cell office:value-type="float" office:value="79426935.939999998" table:style-name="ce17">
            <text:p>79.426.936<text:s/></text:p>
          </table:table-cell>
          <table:table-cell office:value-type="float" office:value="47581439.140000001" table:style-name="ce17">
            <text:p>47.581.439<text:s/></text:p>
          </table:table-cell>
          <table:table-cell office:value-type="float" office:value="64349408.719999999" table:style-name="ce17">
            <text:p>64.349.409<text:s/></text:p>
          </table:table-cell>
          <table:table-cell office:value-type="float" office:value="39178080.090000004" table:style-name="ce17">
            <text:p>39.178.080<text:s/></text:p>
          </table:table-cell>
          <table:table-cell office:value-type="float" office:value="60216240.030000001" table:style-name="ce17">
            <text:p>60.216.240<text:s/></text:p>
          </table:table-cell>
          <table:table-cell office:value-type="float" office:value="28325171.48" table:style-name="ce17">
            <text:p>28.325.171<text:s/></text:p>
          </table:table-cell>
          <table:table-cell office:value-type="float" office:value="195310338.15000001" table:style-name="ce17">
            <text:p>195.310.338<text:s/></text:p>
          </table:table-cell>
          <table:table-cell office:value-type="float" office:value="33697777.5" table:style-name="ce17">
            <text:p>33.697.778<text:s/></text:p>
          </table:table-cell>
          <table:table-cell office:value-type="float" office:value="32234544.100000001" table:style-name="ce17">
            <text:p>32.234.544<text:s/></text:p>
          </table:table-cell>
          <table:table-cell office:value-type="float" office:value="32391293.850000001" table:style-name="ce17">
            <text:p>32.391.294<text:s/></text:p>
          </table:table-cell>
          <table:table-cell office:value-type="float" office:value="25449309.100000001" table:style-name="ce17">
            <text:p>25.449.309<text:s/></text:p>
          </table:table-cell>
          <table:table-cell office:value-type="float" office:value="57689749.439999998" table:style-name="ce17">
            <text:p>57.689.749<text:s/></text:p>
          </table:table-cell>
          <table:table-cell office:value-type="float" office:value="18509758" table:style-name="ce17">
            <text:p>18.509.758<text:s/></text:p>
          </table:table-cell>
          <table:table-cell office:value-type="float" office:value="140561496.43000001" table:style-name="ce17">
            <text:p>140.561.496<text:s/></text:p>
          </table:table-cell>
          <table:table-cell office:value-type="float" office:value="385889161.5" table:style-name="ce17">
            <text:p>385.889.162<text:s/></text:p>
          </table:table-cell>
          <table:table-cell office:value-type="float" office:value="22813189.030000001" table:style-name="ce17">
            <text:p>22.813.189<text:s/></text:p>
          </table:table-cell>
          <table:table-cell office:value-type="float" office:value="11388991.43" table:style-name="ce17">
            <text:p>11.388.991<text:s/></text:p>
          </table:table-cell>
          <table:table-cell office:value-type="float" office:value="4068903.14" table:style-name="ce17">
            <text:p>4.068.903<text:s/></text:p>
          </table:table-cell>
          <table:table-cell office:value-type="float" office:value="194755090.37" table:style-name="ce17">
            <text:p>194.755.090<text:s/></text:p>
          </table:table-cell>
          <table:table-cell office:value-type="float" office:value="77651399.75" table:style-name="ce17">
            <text:p>77.651.400<text:s/></text:p>
          </table:table-cell>
          <table:table-cell office:value-type="float" office:value="20620278.989999998" table:style-name="ce17">
            <text:p>20.620.279<text:s/></text:p>
          </table:table-cell>
          <table:table-cell office:value-type="float" office:value="883613274.25999999" table:style-name="ce17">
            <text:p>883.613.274<text:s/></text:p>
          </table:table-cell>
          <table:table-cell office:value-type="float" office:value="7897586.6799999997" table:style-name="ce17">
            <text:p>7.897.587<text:s/></text:p>
          </table:table-cell>
          <table:table-cell office:value-type="float" office:value="2531887647.6800003" table:style-name="ce18">
            <text:p>2.531.887.6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173604.1399999997" table:style-name="ce17">
            <text:p>5.173.604<text:s/></text:p>
          </table:table-cell>
          <table:table-cell office:value-type="float" office:value="21358976.27" table:style-name="ce17">
            <text:p>21.358.976<text:s/></text:p>
          </table:table-cell>
          <table:table-cell office:value-type="float" office:value="148396138.93000001" table:style-name="ce17">
            <text:p>148.396.139<text:s/></text:p>
          </table:table-cell>
          <table:table-cell office:value-type="float" office:value="5909068.9699999997" table:style-name="ce17">
            <text:p>5.909.069<text:s/></text:p>
          </table:table-cell>
          <table:table-cell office:value-type="float" office:value="138063762.52000001" table:style-name="ce17">
            <text:p>138.063.763<text:s/></text:p>
          </table:table-cell>
          <table:table-cell office:value-type="float" office:value="115916946.23999999" table:style-name="ce17">
            <text:p>115.916.946<text:s/></text:p>
          </table:table-cell>
          <table:table-cell office:value-type="float" office:value="599742063.11000001" table:style-name="ce17">
            <text:p>599.742.063<text:s/></text:p>
          </table:table-cell>
          <table:table-cell office:value-type="float" office:value="112200036.27" table:style-name="ce17">
            <text:p>112.200.036<text:s/></text:p>
          </table:table-cell>
          <table:table-cell office:value-type="float" office:value="135406646.50999999" table:style-name="ce17">
            <text:p>135.406.647<text:s/></text:p>
          </table:table-cell>
          <table:table-cell office:value-type="float" office:value="37326099.82" table:style-name="ce17">
            <text:p>37.326.100<text:s/></text:p>
          </table:table-cell>
          <table:table-cell office:value-type="float" office:value="519997528.81" table:style-name="ce17">
            <text:p>519.997.529<text:s/></text:p>
          </table:table-cell>
          <table:table-cell office:value-type="float" office:value="45364124.359999999" table:style-name="ce17">
            <text:p>45.364.124<text:s/></text:p>
          </table:table-cell>
          <table:table-cell office:value-type="float" office:value="69080628.150000006" table:style-name="ce17">
            <text:p>69.080.628<text:s/></text:p>
          </table:table-cell>
          <table:table-cell office:value-type="float" office:value="89194587.609999999" table:style-name="ce17">
            <text:p>89.194.588<text:s/></text:p>
          </table:table-cell>
          <table:table-cell office:value-type="float" office:value="28433053.52" table:style-name="ce17">
            <text:p>28.433.054<text:s/></text:p>
          </table:table-cell>
          <table:table-cell office:value-type="float" office:value="153218254.21000001" table:style-name="ce17">
            <text:p>153.218.254<text:s/></text:p>
          </table:table-cell>
          <table:table-cell office:value-type="float" office:value="24009837.02" table:style-name="ce17">
            <text:p>24.009.837<text:s/></text:p>
          </table:table-cell>
          <table:table-cell office:value-type="float" office:value="402511187.44" table:style-name="ce17">
            <text:p>402.511.187<text:s/></text:p>
          </table:table-cell>
          <table:table-cell office:value-type="float" office:value="1875835336.3" table:style-name="ce17">
            <text:p>1.875.835.336<text:s/></text:p>
          </table:table-cell>
          <table:table-cell office:value-type="float" office:value="26101314.98" table:style-name="ce17">
            <text:p>26.101.315<text:s/></text:p>
          </table:table-cell>
          <table:table-cell office:value-type="float" office:value="15941763.26" table:style-name="ce17">
            <text:p>15.941.763<text:s/></text:p>
          </table:table-cell>
          <table:table-cell office:value-type="float" office:value="5437431.4299999997" table:style-name="ce17">
            <text:p>5.437.431<text:s/></text:p>
          </table:table-cell>
          <table:table-cell office:value-type="float" office:value="471628026.08999997" table:style-name="ce17">
            <text:p>471.628.026<text:s/></text:p>
          </table:table-cell>
          <table:table-cell office:value-type="float" office:value="315056276.30000001" table:style-name="ce17">
            <text:p>315.056.276<text:s/></text:p>
          </table:table-cell>
          <table:table-cell office:value-type="float" office:value="18193072.25" table:style-name="ce17">
            <text:p>18.193.072<text:s/></text:p>
          </table:table-cell>
          <table:table-cell office:value-type="float" office:value="3864560871.4699998" table:style-name="ce17">
            <text:p>3.864.560.871<text:s/></text:p>
          </table:table-cell>
          <table:table-cell office:value-type="float" office:value="17877685.100000001" table:style-name="ce17">
            <text:p>17.877.685<text:s/></text:p>
          </table:table-cell>
          <table:table-cell office:value-type="float" office:value="9261934321.0799999" table:style-name="ce18">
            <text:p>9.261.934.3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445.61" table:style-name="ce17">
            <text:p>446<text:s/></text:p>
          </table:table-cell>
          <table:table-cell office:value-type="float" office:value="266301.78999999998" table:style-name="ce17">
            <text:p>266.302<text:s/></text:p>
          </table:table-cell>
          <table:table-cell office:value-type="float" office:value="2069.92" table:style-name="ce17">
            <text:p>2.070<text:s/></text:p>
          </table:table-cell>
          <table:table-cell office:value-type="float" office:value="175641.42" table:style-name="ce17">
            <text:p>175.641<text:s/></text:p>
          </table:table-cell>
          <table:table-cell office:value-type="float" office:value="18807689.719999999" table:style-name="ce17">
            <text:p>18.807.690<text:s/></text:p>
          </table:table-cell>
          <table:table-cell office:value-type="float" office:value="294402962.5" table:style-name="ce17">
            <text:p>294.402.963<text:s/></text:p>
          </table:table-cell>
          <table:table-cell office:value-type="float" office:value="8853566.9800000004" table:style-name="ce17">
            <text:p>8.853.567<text:s/></text:p>
          </table:table-cell>
          <table:table-cell office:value-type="float" office:value="192795.27" table:style-name="ce17">
            <text:p>192.795<text:s/></text:p>
          </table:table-cell>
          <table:table-cell office:value-type="float" office:value="16231.77" table:style-name="ce17">
            <text:p>16.232<text:s/></text:p>
          </table:table-cell>
          <table:table-cell office:value-type="float" office:value="19974583.370000001" table:style-name="ce17">
            <text:p>19.974.583<text:s/></text:p>
          </table:table-cell>
          <table:table-cell office:value-type="float" office:value="150632.42000000001" table:style-name="ce17">
            <text:p>150.632<text:s/></text:p>
          </table:table-cell>
          <table:table-cell office:value-type="float" office:value="340561.64" table:style-name="ce17">
            <text:p>340.562<text:s/></text:p>
          </table:table-cell>
          <table:table-cell office:value-type="float" office:value="23744819.379999999" table:style-name="ce17">
            <text:p>23.744.819<text:s/></text:p>
          </table:table-cell>
          <table:table-cell office:value-type="float" office:value="15928.96" table:style-name="ce17">
            <text:p>15.929<text:s/></text:p>
          </table:table-cell>
          <table:table-cell office:value-type="float" office:value="16748142.880000001" table:style-name="ce17">
            <text:p>16.748.1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438180.539999999" table:style-name="ce17">
            <text:p>20.438.181<text:s/></text:p>
          </table:table-cell>
          <table:table-cell office:value-type="float" office:value="211794271.25" table:style-name="ce17">
            <text:p>211.794.271<text:s/></text:p>
          </table:table-cell>
          <table:table-cell office:value-type="float" office:value="25882.73" table:style-name="ce17">
            <text:p>25.883<text:s/></text:p>
          </table:table-cell>
          <table:table-cell office:value-type="float" office:value="21916.27" table:style-name="ce17">
            <text:p>21.91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936183.140000001" table:style-name="ce17">
            <text:p>25.936.183<text:s/></text:p>
          </table:table-cell>
          <table:table-cell office:value-type="float" office:value="1476205.74" table:style-name="ce17">
            <text:p>1.476.206<text:s/></text:p>
          </table:table-cell>
          <table:table-cell office:value-type="float" office:value="925805.39" table:style-name="ce17">
            <text:p>925.805<text:s/></text:p>
          </table:table-cell>
          <table:table-cell office:value-type="float" office:value="674810591.96000004" table:style-name="ce17">
            <text:p>674.810.592<text:s/></text:p>
          </table:table-cell>
          <table:table-cell office:value-type="float" office:value="12740.42" table:style-name="ce17">
            <text:p>12.740<text:s/></text:p>
          </table:table-cell>
          <table:table-cell office:value-type="float" office:value="1319134151.0700002" table:style-name="ce18">
            <text:p>1.319.134.1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173604.1400000006" table:style-name="ce17">
            <text:p>5.173.604<text:s/></text:p>
          </table:table-cell>
          <table:table-cell office:value-type="float" office:value="21358530.66" table:style-name="ce17">
            <text:p>21.358.531<text:s/></text:p>
          </table:table-cell>
          <table:table-cell office:value-type="float" office:value="148129837.14000002" table:style-name="ce17">
            <text:p>148.129.837<text:s/></text:p>
          </table:table-cell>
          <table:table-cell office:value-type="float" office:value="5906999.0499999998" table:style-name="ce17">
            <text:p>5.906.999<text:s/></text:p>
          </table:table-cell>
          <table:table-cell office:value-type="float" office:value="137888121.09999999" table:style-name="ce17">
            <text:p>137.888.121<text:s/></text:p>
          </table:table-cell>
          <table:table-cell office:value-type="float" office:value="97109256.520000011" table:style-name="ce17">
            <text:p>97.109.257<text:s/></text:p>
          </table:table-cell>
          <table:table-cell office:value-type="float" office:value="305339100.61000001" table:style-name="ce17">
            <text:p>305.339.101<text:s/></text:p>
          </table:table-cell>
          <table:table-cell office:value-type="float" office:value="103346469.28999999" table:style-name="ce17">
            <text:p>103.346.469<text:s/></text:p>
          </table:table-cell>
          <table:table-cell office:value-type="float" office:value="135213851.23999998" table:style-name="ce17">
            <text:p>135.213.851<text:s/></text:p>
          </table:table-cell>
          <table:table-cell office:value-type="float" office:value="37309868.049999997" table:style-name="ce17">
            <text:p>37.309.868<text:s/></text:p>
          </table:table-cell>
          <table:table-cell office:value-type="float" office:value="500022945.44000006" table:style-name="ce17">
            <text:p>500.022.945<text:s/></text:p>
          </table:table-cell>
          <table:table-cell office:value-type="float" office:value="45213491.939999998" table:style-name="ce17">
            <text:p>45.213.492<text:s/></text:p>
          </table:table-cell>
          <table:table-cell office:value-type="float" office:value="68740066.50999999" table:style-name="ce17">
            <text:p>68.740.067<text:s/></text:p>
          </table:table-cell>
          <table:table-cell office:value-type="float" office:value="65449768.230000012" table:style-name="ce17">
            <text:p>65.449.768<text:s/></text:p>
          </table:table-cell>
          <table:table-cell office:value-type="float" office:value="28417124.560000002" table:style-name="ce17">
            <text:p>28.417.125<text:s/></text:p>
          </table:table-cell>
          <table:table-cell office:value-type="float" office:value="136470111.33000001" table:style-name="ce17">
            <text:p>136.470.111<text:s/></text:p>
          </table:table-cell>
          <table:table-cell office:value-type="float" office:value="24009837.02" table:style-name="ce17">
            <text:p>24.009.837<text:s/></text:p>
          </table:table-cell>
          <table:table-cell office:value-type="float" office:value="382073006.89999998" table:style-name="ce17">
            <text:p>382.073.007<text:s/></text:p>
          </table:table-cell>
          <table:table-cell office:value-type="float" office:value="1664041065.05" table:style-name="ce17">
            <text:p>1.664.041.065<text:s/></text:p>
          </table:table-cell>
          <table:table-cell office:value-type="float" office:value="26075432.250000004" table:style-name="ce17">
            <text:p>26.075.432<text:s/></text:p>
          </table:table-cell>
          <table:table-cell office:value-type="float" office:value="15919846.99" table:style-name="ce17">
            <text:p>15.919.847<text:s/></text:p>
          </table:table-cell>
          <table:table-cell office:value-type="float" office:value="5437431.4299999997" table:style-name="ce17">
            <text:p>5.437.431<text:s/></text:p>
          </table:table-cell>
          <table:table-cell office:value-type="float" office:value="445691842.94999999" table:style-name="ce17">
            <text:p>445.691.843<text:s/></text:p>
          </table:table-cell>
          <table:table-cell office:value-type="float" office:value="313580070.55999994" table:style-name="ce17">
            <text:p>313.580.071<text:s/></text:p>
          </table:table-cell>
          <table:table-cell office:value-type="float" office:value="17267266.859999996" table:style-name="ce17">
            <text:p>17.267.267<text:s/></text:p>
          </table:table-cell>
          <table:table-cell office:value-type="float" office:value="3189750279.5100002" table:style-name="ce17">
            <text:p>3.189.750.280<text:s/></text:p>
          </table:table-cell>
          <table:table-cell office:value-type="float" office:value="17864944.68" table:style-name="ce17">
            <text:p>17.864.945<text:s/></text:p>
          </table:table-cell>
          <table:table-cell office:value-type="float" office:value="7942800170.0099993" table:style-name="ce18">
            <text:p>7.942.800.1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001078.75" table:style-name="ce17">
            <text:p>9.001.079<text:s/></text:p>
          </table:table-cell>
          <table:table-cell office:value-type="float" office:value="30038782.379999999" table:style-name="ce17">
            <text:p>30.038.782<text:s/></text:p>
          </table:table-cell>
          <table:table-cell office:value-type="float" office:value="90665815.019999996" table:style-name="ce17">
            <text:p>90.665.815<text:s/></text:p>
          </table:table-cell>
          <table:table-cell office:value-type="float" office:value="4734852.5" table:style-name="ce17">
            <text:p>4.734.853<text:s/></text:p>
          </table:table-cell>
          <table:table-cell office:value-type="float" office:value="214106927.06" table:style-name="ce17">
            <text:p>214.106.927<text:s/></text:p>
          </table:table-cell>
          <table:table-cell office:value-type="float" office:value="153694938.62" table:style-name="ce17">
            <text:p>153.694.939<text:s/></text:p>
          </table:table-cell>
          <table:table-cell office:value-type="float" office:value="3219526133.4299998" table:style-name="ce17">
            <text:p>3.219.526.133<text:s/></text:p>
          </table:table-cell>
          <table:table-cell office:value-type="float" office:value="109297945.34" table:style-name="ce17">
            <text:p>109.297.945<text:s/></text:p>
          </table:table-cell>
          <table:table-cell office:value-type="float" office:value="113105290.28" table:style-name="ce17">
            <text:p>113.105.290<text:s/></text:p>
          </table:table-cell>
          <table:table-cell office:value-type="float" office:value="36504541.979999997" table:style-name="ce17">
            <text:p>36.504.542<text:s/></text:p>
          </table:table-cell>
          <table:table-cell office:value-type="float" office:value="555356817.71000004" table:style-name="ce17">
            <text:p>555.356.818<text:s/></text:p>
          </table:table-cell>
          <table:table-cell office:value-type="float" office:value="47001402.32" table:style-name="ce17">
            <text:p>47.001.402<text:s/></text:p>
          </table:table-cell>
          <table:table-cell office:value-type="float" office:value="71275350.569999993" table:style-name="ce17">
            <text:p>71.275.351<text:s/></text:p>
          </table:table-cell>
          <table:table-cell office:value-type="float" office:value="77931603.810000002" table:style-name="ce17">
            <text:p>77.931.604<text:s/></text:p>
          </table:table-cell>
          <table:table-cell office:value-type="float" office:value="53899442.840000004" table:style-name="ce17">
            <text:p>53.899.443<text:s/></text:p>
          </table:table-cell>
          <table:table-cell office:value-type="float" office:value="152874680.84" table:style-name="ce17">
            <text:p>152.874.681<text:s/></text:p>
          </table:table-cell>
          <table:table-cell office:value-type="float" office:value="26962800.329999998" table:style-name="ce17">
            <text:p>26.962.800<text:s/></text:p>
          </table:table-cell>
          <table:table-cell office:value-type="float" office:value="376761682.73000002" table:style-name="ce17">
            <text:p>376.761.683<text:s/></text:p>
          </table:table-cell>
          <table:table-cell office:value-type="float" office:value="2460328723.27" table:style-name="ce17">
            <text:p>2.460.328.723<text:s/></text:p>
          </table:table-cell>
          <table:table-cell office:value-type="float" office:value="57128565.359999999" table:style-name="ce17">
            <text:p>57.128.565<text:s/></text:p>
          </table:table-cell>
          <table:table-cell office:value-type="float" office:value="20134728.379999999" table:style-name="ce17">
            <text:p>20.134.728<text:s/></text:p>
          </table:table-cell>
          <table:table-cell office:value-type="float" office:value="7840161.9400000004" table:style-name="ce17">
            <text:p>7.840.162<text:s/></text:p>
          </table:table-cell>
          <table:table-cell office:value-type="float" office:value="505827947.60000002" table:style-name="ce17">
            <text:p>505.827.948<text:s/></text:p>
          </table:table-cell>
          <table:table-cell office:value-type="float" office:value="251492294.77000001" table:style-name="ce17">
            <text:p>251.492.295<text:s/></text:p>
          </table:table-cell>
          <table:table-cell office:value-type="float" office:value="30795182.309999999" table:style-name="ce17">
            <text:p>30.795.182<text:s/></text:p>
          </table:table-cell>
          <table:table-cell office:value-type="float" office:value="6296676144.6400003" table:style-name="ce17">
            <text:p>6.296.676.145<text:s/></text:p>
          </table:table-cell>
          <table:table-cell office:value-type="float" office:value="13309093.66" table:style-name="ce17">
            <text:p>13.309.094<text:s/></text:p>
          </table:table-cell>
          <table:table-cell office:value-type="float" office:value="14986272928.439999" table:style-name="ce18">
            <text:p>14.986.272.9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064795.71" table:style-name="ce17">
            <text:p>8.064.796<text:s/></text:p>
          </table:table-cell>
          <table:table-cell office:value-type="float" office:value="26957815.82" table:style-name="ce17">
            <text:p>26.957.816<text:s/></text:p>
          </table:table-cell>
          <table:table-cell office:value-type="float" office:value="75290559.049999997" table:style-name="ce17">
            <text:p>75.290.559<text:s/></text:p>
          </table:table-cell>
          <table:table-cell office:value-type="float" office:value="4271796.9000000004" table:style-name="ce17">
            <text:p>4.271.797<text:s/></text:p>
          </table:table-cell>
          <table:table-cell office:value-type="float" office:value="165398700.50999999" table:style-name="ce17">
            <text:p>165.398.701<text:s/></text:p>
          </table:table-cell>
          <table:table-cell office:value-type="float" office:value="116052371.8" table:style-name="ce17">
            <text:p>116.052.372<text:s/></text:p>
          </table:table-cell>
          <table:table-cell office:value-type="float" office:value="2686704427.0299997" table:style-name="ce17">
            <text:p>2.686.704.427<text:s/></text:p>
          </table:table-cell>
          <table:table-cell office:value-type="float" office:value="77505786.640000001" table:style-name="ce17">
            <text:p>77.505.787<text:s/></text:p>
          </table:table-cell>
          <table:table-cell office:value-type="float" office:value="90870156.530000001" table:style-name="ce17">
            <text:p>90.870.157<text:s/></text:p>
          </table:table-cell>
          <table:table-cell office:value-type="float" office:value="32705419.199999999" table:style-name="ce17">
            <text:p>32.705.419<text:s/></text:p>
          </table:table-cell>
          <table:table-cell office:value-type="float" office:value="407694860.74000001" table:style-name="ce17">
            <text:p>407.694.861<text:s/></text:p>
          </table:table-cell>
          <table:table-cell office:value-type="float" office:value="38704664.219999999" table:style-name="ce17">
            <text:p>38.704.664<text:s/></text:p>
          </table:table-cell>
          <table:table-cell office:value-type="float" office:value="60530482.789999999" table:style-name="ce17">
            <text:p>60.530.483<text:s/></text:p>
          </table:table-cell>
          <table:table-cell office:value-type="float" office:value="64505902.689999998" table:style-name="ce17">
            <text:p>64.505.903<text:s/></text:p>
          </table:table-cell>
          <table:table-cell office:value-type="float" office:value="49922547.109999999" table:style-name="ce17">
            <text:p>49.922.547<text:s/></text:p>
          </table:table-cell>
          <table:table-cell office:value-type="float" office:value="125432198.77" table:style-name="ce17">
            <text:p>125.432.199<text:s/></text:p>
          </table:table-cell>
          <table:table-cell office:value-type="float" office:value="23822819.120000001" table:style-name="ce17">
            <text:p>23.822.819<text:s/></text:p>
          </table:table-cell>
          <table:table-cell office:value-type="float" office:value="274755585.01999998" table:style-name="ce17">
            <text:p>274.755.585<text:s/></text:p>
          </table:table-cell>
          <table:table-cell office:value-type="float" office:value="1133360210.21" table:style-name="ce17">
            <text:p>1.133.360.210<text:s/></text:p>
          </table:table-cell>
          <table:table-cell office:value-type="float" office:value="40008180.520000003" table:style-name="ce17">
            <text:p>40.008.181<text:s/></text:p>
          </table:table-cell>
          <table:table-cell office:value-type="float" office:value="17386254.280000001" table:style-name="ce17">
            <text:p>17.386.254<text:s/></text:p>
          </table:table-cell>
          <table:table-cell office:value-type="float" office:value="7497264.3099999996" table:style-name="ce17">
            <text:p>7.497.264<text:s/></text:p>
          </table:table-cell>
          <table:table-cell office:value-type="float" office:value="357011647.73000002" table:style-name="ce17">
            <text:p>357.011.648<text:s/></text:p>
          </table:table-cell>
          <table:table-cell office:value-type="float" office:value="185484197.31999999" table:style-name="ce17">
            <text:p>185.484.197<text:s/></text:p>
          </table:table-cell>
          <table:table-cell office:value-type="float" office:value="25637794.309999999" table:style-name="ce17">
            <text:p>25.637.794<text:s/></text:p>
          </table:table-cell>
          <table:table-cell office:value-type="float" office:value="2736761354.5700002" table:style-name="ce17">
            <text:p>2.736.761.355<text:s/></text:p>
          </table:table-cell>
          <table:table-cell office:value-type="float" office:value="11767388.439999999" table:style-name="ce17">
            <text:p>11.767.388<text:s/></text:p>
          </table:table-cell>
          <table:table-cell office:value-type="float" office:value="8844105181.3400021" table:style-name="ce18">
            <text:p>8.844.105.1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383221.97" table:style-name="ce17">
            <text:p>383.222<text:s/></text:p>
          </table:table-cell>
          <table:table-cell office:value-type="float" office:value="1480723.99" table:style-name="ce17">
            <text:p>1.480.724<text:s/></text:p>
          </table:table-cell>
          <table:table-cell office:value-type="float" office:value="3173987.25" table:style-name="ce17">
            <text:p>3.173.987<text:s/></text:p>
          </table:table-cell>
          <table:table-cell office:value-type="float" office:value="85347.31" table:style-name="ce17">
            <text:p>85.347<text:s/></text:p>
          </table:table-cell>
          <table:table-cell office:value-type="float" office:value="11924739.789999999" table:style-name="ce17">
            <text:p>11.924.740<text:s/></text:p>
          </table:table-cell>
          <table:table-cell office:value-type="float" office:value="14495044.710000001" table:style-name="ce17">
            <text:p>14.495.045<text:s/></text:p>
          </table:table-cell>
          <table:table-cell office:value-type="float" office:value="320520991.50999999" table:style-name="ce17">
            <text:p>320.520.992<text:s/></text:p>
          </table:table-cell>
          <table:table-cell office:value-type="float" office:value="10398340.130000001" table:style-name="ce17">
            <text:p>10.398.340<text:s/></text:p>
          </table:table-cell>
          <table:table-cell office:value-type="float" office:value="7100083.8799999999" table:style-name="ce17">
            <text:p>7.100.084<text:s/></text:p>
          </table:table-cell>
          <table:table-cell office:value-type="float" office:value="1033066.63" table:style-name="ce17">
            <text:p>1.033.067<text:s/></text:p>
          </table:table-cell>
          <table:table-cell office:value-type="float" office:value="68192450.819999993" table:style-name="ce17">
            <text:p>68.192.451<text:s/></text:p>
          </table:table-cell>
          <table:table-cell office:value-type="float" office:value="4123703.9" table:style-name="ce17">
            <text:p>4.123.704<text:s/></text:p>
          </table:table-cell>
          <table:table-cell office:value-type="float" office:value="3734727.08" table:style-name="ce17">
            <text:p>3.734.727<text:s/></text:p>
          </table:table-cell>
          <table:table-cell office:value-type="float" office:value="3907964.43" table:style-name="ce17">
            <text:p>3.907.964<text:s/></text:p>
          </table:table-cell>
          <table:table-cell office:value-type="float" office:value="1938999.23" table:style-name="ce17">
            <text:p>1.938.999<text:s/></text:p>
          </table:table-cell>
          <table:table-cell office:value-type="float" office:value="11480169.65" table:style-name="ce17">
            <text:p>11.480.170<text:s/></text:p>
          </table:table-cell>
          <table:table-cell office:value-type="float" office:value="1002066.54" table:style-name="ce17">
            <text:p>1.002.067<text:s/></text:p>
          </table:table-cell>
          <table:table-cell office:value-type="float" office:value="40451253.810000002" table:style-name="ce17">
            <text:p>40.451.254<text:s/></text:p>
          </table:table-cell>
          <table:table-cell office:value-type="float" office:value="549347149.85000002" table:style-name="ce17">
            <text:p>549.347.150<text:s/></text:p>
          </table:table-cell>
          <table:table-cell office:value-type="float" office:value="1748193.51" table:style-name="ce17">
            <text:p>1.748.194<text:s/></text:p>
          </table:table-cell>
          <table:table-cell office:value-type="float" office:value="1812380.65" table:style-name="ce17">
            <text:p>1.812.381<text:s/></text:p>
          </table:table-cell>
          <table:table-cell office:value-type="float" office:value="103120.83" table:style-name="ce17">
            <text:p>103.121<text:s/></text:p>
          </table:table-cell>
          <table:table-cell office:value-type="float" office:value="78246570.079999998" table:style-name="ce17">
            <text:p>78.246.570<text:s/></text:p>
          </table:table-cell>
          <table:table-cell office:value-type="float" office:value="38917311.890000001" table:style-name="ce17">
            <text:p>38.917.312<text:s/></text:p>
          </table:table-cell>
          <table:table-cell office:value-type="float" office:value="2179457.98" table:style-name="ce17">
            <text:p>2.179.458<text:s/></text:p>
          </table:table-cell>
          <table:table-cell office:value-type="float" office:value="1804902031.0599999" table:style-name="ce17">
            <text:p>1.804.902.031<text:s/></text:p>
          </table:table-cell>
          <table:table-cell office:value-type="float" office:value="467066.28" table:style-name="ce17">
            <text:p>467.066<text:s/></text:p>
          </table:table-cell>
          <table:table-cell office:value-type="float" office:value="2983150164.7600002" table:style-name="ce18">
            <text:p>2.983.150.1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4.75" table:style-name="ce17">
            <text:p>25<text:s/></text:p>
          </table:table-cell>
          <table:table-cell office:value-type="float" office:value="126569.38" table:style-name="ce17">
            <text:p>126.569<text:s/></text:p>
          </table:table-cell>
          <table:table-cell office:value-type="float" office:value="7727324.75" table:style-name="ce17">
            <text:p>7.727.325<text:s/></text:p>
          </table:table-cell>
          <table:table-cell office:value-type="float" office:value="14725.99" table:style-name="ce17">
            <text:p>14.726<text:s/></text:p>
          </table:table-cell>
          <table:table-cell office:value-type="float" office:value="16281937.369999999" table:style-name="ce17">
            <text:p>16.281.937<text:s/></text:p>
          </table:table-cell>
          <table:table-cell office:value-type="float" office:value="13005507.5" table:style-name="ce17">
            <text:p>13.005.508<text:s/></text:p>
          </table:table-cell>
          <table:table-cell office:value-type="float" office:value="41620732.5" table:style-name="ce17">
            <text:p>41.620.733<text:s/></text:p>
          </table:table-cell>
          <table:table-cell office:value-type="float" office:value="14273244.529999999" table:style-name="ce17">
            <text:p>14.273.245<text:s/></text:p>
          </table:table-cell>
          <table:table-cell office:value-type="float" office:value="8602201.0099999998" table:style-name="ce17">
            <text:p>8.602.201<text:s/></text:p>
          </table:table-cell>
          <table:table-cell office:value-type="float" office:value="382457.26" table:style-name="ce17">
            <text:p>382.457<text:s/></text:p>
          </table:table-cell>
          <table:table-cell office:value-type="float" office:value="37570704.609999999" table:style-name="ce17">
            <text:p>37.570.705<text:s/></text:p>
          </table:table-cell>
          <table:table-cell office:value-type="float" office:value="1551862.36" table:style-name="ce17">
            <text:p>1.551.862<text:s/></text:p>
          </table:table-cell>
          <table:table-cell office:value-type="float" office:value="2853594.72" table:style-name="ce17">
            <text:p>2.853.595<text:s/></text:p>
          </table:table-cell>
          <table:table-cell office:value-type="float" office:value="5944023.25" table:style-name="ce17">
            <text:p>5.944.023<text:s/></text:p>
          </table:table-cell>
          <table:table-cell office:value-type="float" office:value="392089.46" table:style-name="ce17">
            <text:p>392.089<text:s/></text:p>
          </table:table-cell>
          <table:table-cell office:value-type="float" office:value="8119244.5899999999" table:style-name="ce17">
            <text:p>8.119.245<text:s/></text:p>
          </table:table-cell>
          <table:table-cell office:value-type="float" office:value="243052.77" table:style-name="ce17">
            <text:p>243.053<text:s/></text:p>
          </table:table-cell>
          <table:table-cell office:value-type="float" office:value="37086600.380000003" table:style-name="ce17">
            <text:p>37.086.600<text:s/></text:p>
          </table:table-cell>
          <table:table-cell office:value-type="float" office:value="553684917.39999998" table:style-name="ce17">
            <text:p>553.684.917<text:s/></text:p>
          </table:table-cell>
          <table:table-cell office:value-type="float" office:value="13568431.539999999" table:style-name="ce17">
            <text:p>13.568.432<text:s/></text:p>
          </table:table-cell>
          <table:table-cell office:value-type="float" office:value="247597.01" table:style-name="ce17">
            <text:p>247.597<text:s/></text:p>
          </table:table-cell>
          <table:table-cell office:value-type="float" office:value="11527.44" table:style-name="ce17">
            <text:p>11.527<text:s/></text:p>
          </table:table-cell>
          <table:table-cell office:value-type="float" office:value="26893142.510000002" table:style-name="ce17">
            <text:p>26.893.143<text:s/></text:p>
          </table:table-cell>
          <table:table-cell office:value-type="float" office:value="10126443.890000001" table:style-name="ce17">
            <text:p>10.126.444<text:s/></text:p>
          </table:table-cell>
          <table:table-cell office:value-type="float" office:value="1071706.1299999999" table:style-name="ce17">
            <text:p>1.071.706<text:s/></text:p>
          </table:table-cell>
          <table:table-cell office:value-type="float" office:value="1302331201.73" table:style-name="ce17">
            <text:p>1.302.331.202<text:s/></text:p>
          </table:table-cell>
          <table:table-cell office:value-type="float" office:value="222584.41" table:style-name="ce17">
            <text:p>222.584<text:s/></text:p>
          </table:table-cell>
          <table:table-cell office:value-type="float" office:value="2103953449.24" table:style-name="ce18">
            <text:p>2.103.953.4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553036.31999999995" table:style-name="ce17">
            <text:p>553.036<text:s/></text:p>
          </table:table-cell>
          <table:table-cell office:value-type="float" office:value="1473673.19" table:style-name="ce17">
            <text:p>1.473.673<text:s/></text:p>
          </table:table-cell>
          <table:table-cell office:value-type="float" office:value="4473943.97" table:style-name="ce17">
            <text:p>4.473.944<text:s/></text:p>
          </table:table-cell>
          <table:table-cell office:value-type="float" office:value="362982.3" table:style-name="ce17">
            <text:p>362.982<text:s/></text:p>
          </table:table-cell>
          <table:table-cell office:value-type="float" office:value="20501549.390000001" table:style-name="ce17">
            <text:p>20.501.549<text:s/></text:p>
          </table:table-cell>
          <table:table-cell office:value-type="float" office:value="10142014.609999999" table:style-name="ce17">
            <text:p>10.142.015<text:s/></text:p>
          </table:table-cell>
          <table:table-cell office:value-type="float" office:value="170679982.39000002" table:style-name="ce17">
            <text:p>170.679.982<text:s/></text:p>
          </table:table-cell>
          <table:table-cell office:value-type="float" office:value="7120574.04" table:style-name="ce17">
            <text:p>7.120.574<text:s/></text:p>
          </table:table-cell>
          <table:table-cell office:value-type="float" office:value="6532848.8600000003" table:style-name="ce17">
            <text:p>6.532.849<text:s/></text:p>
          </table:table-cell>
          <table:table-cell office:value-type="float" office:value="2383598.89" table:style-name="ce17">
            <text:p>2.383.599<text:s/></text:p>
          </table:table-cell>
          <table:table-cell office:value-type="float" office:value="41898801.539999999" table:style-name="ce17">
            <text:p>41.898.802<text:s/></text:p>
          </table:table-cell>
          <table:table-cell office:value-type="float" office:value="2621171.8400000003" table:style-name="ce17">
            <text:p>2.621.172<text:s/></text:p>
          </table:table-cell>
          <table:table-cell office:value-type="float" office:value="4156545.98" table:style-name="ce17">
            <text:p>4.156.546<text:s/></text:p>
          </table:table-cell>
          <table:table-cell office:value-type="float" office:value="3573713.4399999995" table:style-name="ce17">
            <text:p>3.573.713<text:s/></text:p>
          </table:table-cell>
          <table:table-cell office:value-type="float" office:value="1645807.04" table:style-name="ce17">
            <text:p>1.645.807<text:s/></text:p>
          </table:table-cell>
          <table:table-cell office:value-type="float" office:value="7843067.8300000001" table:style-name="ce17">
            <text:p>7.843.068<text:s/></text:p>
          </table:table-cell>
          <table:table-cell office:value-type="float" office:value="1894861.9" table:style-name="ce17">
            <text:p>1.894.862<text:s/></text:p>
          </table:table-cell>
          <table:table-cell office:value-type="float" office:value="24468243.52" table:style-name="ce17">
            <text:p>24.468.244<text:s/></text:p>
          </table:table-cell>
          <table:table-cell office:value-type="float" office:value="223936445.81" table:style-name="ce17">
            <text:p>223.936.446<text:s/></text:p>
          </table:table-cell>
          <table:table-cell office:value-type="float" office:value="1803759.79" table:style-name="ce17">
            <text:p>1.803.760<text:s/></text:p>
          </table:table-cell>
          <table:table-cell office:value-type="float" office:value="688496.44000000006" table:style-name="ce17">
            <text:p>688.496<text:s/></text:p>
          </table:table-cell>
          <table:table-cell office:value-type="float" office:value="228249.36000000002" table:style-name="ce17">
            <text:p>228.249<text:s/></text:p>
          </table:table-cell>
          <table:table-cell office:value-type="float" office:value="43676587.280000001" table:style-name="ce17">
            <text:p>43.676.587<text:s/></text:p>
          </table:table-cell>
          <table:table-cell office:value-type="float" office:value="16964341.670000002" table:style-name="ce17">
            <text:p>16.964.342<text:s/></text:p>
          </table:table-cell>
          <table:table-cell office:value-type="float" office:value="1906223.89" table:style-name="ce17">
            <text:p>1.906.224<text:s/></text:p>
          </table:table-cell>
          <table:table-cell office:value-type="float" office:value="452681557.27999997" table:style-name="ce17">
            <text:p>452.681.557<text:s/></text:p>
          </table:table-cell>
          <table:table-cell office:value-type="float" office:value="852054.52999999991" table:style-name="ce17">
            <text:p>852.055<text:s/></text:p>
          </table:table-cell>
          <table:table-cell office:value-type="float" office:value="1055064133.0999999" table:style-name="ce18">
            <text:p>1.055.064.1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653002.71" table:style-name="ce17">
            <text:p>653.003<text:s/></text:p>
          </table:table-cell>
          <table:table-cell office:value-type="float" office:value="640577.9" table:style-name="ce17">
            <text:p>640.578<text:s/></text:p>
          </table:table-cell>
          <table:table-cell office:value-type="float" office:value="7099927.4100000001" table:style-name="ce17">
            <text:p>7.099.927<text:s/></text:p>
          </table:table-cell>
          <table:table-cell office:value-type="float" office:value="99113.29" table:style-name="ce17">
            <text:p>99.113<text:s/></text:p>
          </table:table-cell>
          <table:table-cell office:value-type="float" office:value="4746655.88" table:style-name="ce17">
            <text:p>4.746.656<text:s/></text:p>
          </table:table-cell>
          <table:table-cell office:value-type="float" office:value="3368555.12" table:style-name="ce17">
            <text:p>3.368.555<text:s/></text:p>
          </table:table-cell>
          <table:table-cell office:value-type="float" office:value="460348258.66000003" table:style-name="ce17">
            <text:p>460.348.259<text:s/></text:p>
          </table:table-cell>
          <table:table-cell office:value-type="float" office:value="14074105.99" table:style-name="ce17">
            <text:p>14.074.106<text:s/></text:p>
          </table:table-cell>
          <table:table-cell office:value-type="float" office:value="9355358.7300000004" table:style-name="ce17">
            <text:p>9.355.359<text:s/></text:p>
          </table:table-cell>
          <table:table-cell office:value-type="float" office:value="412262.35" table:style-name="ce17">
            <text:p>412.262<text:s/></text:p>
          </table:table-cell>
          <table:table-cell office:value-type="float" office:value="75879016.790000007" table:style-name="ce17">
            <text:p>75.879.017<text:s/></text:p>
          </table:table-cell>
          <table:table-cell office:value-type="float" office:value="4126538.18" table:style-name="ce17">
            <text:p>4.126.538<text:s/></text:p>
          </table:table-cell>
          <table:table-cell office:value-type="float" office:value="6783067.54" table:style-name="ce17">
            <text:p>6.783.068<text:s/></text:p>
          </table:table-cell>
          <table:table-cell office:value-type="float" office:value="12462256.949999999" table:style-name="ce17">
            <text:p>12.462.257<text:s/></text:p>
          </table:table-cell>
          <table:table-cell office:value-type="float" office:value="1676597.45" table:style-name="ce17">
            <text:p>1.676.597<text:s/></text:p>
          </table:table-cell>
          <table:table-cell office:value-type="float" office:value="11259848.029999999" table:style-name="ce17">
            <text:p>11.259.848<text:s/></text:p>
          </table:table-cell>
          <table:table-cell office:value-type="float" office:value="687467.46" table:style-name="ce17">
            <text:p>687.467<text:s/></text:p>
          </table:table-cell>
          <table:table-cell office:value-type="float" office:value="47950724.619999997" table:style-name="ce17">
            <text:p>47.950.725<text:s/></text:p>
          </table:table-cell>
          <table:table-cell office:value-type="float" office:value="127278351.93000001" table:style-name="ce17">
            <text:p>127.278.352<text:s/></text:p>
          </table:table-cell>
          <table:table-cell office:value-type="float" office:value="912444.34" table:style-name="ce17">
            <text:p>912.444<text:s/></text:p>
          </table:table-cell>
          <table:table-cell office:value-type="float" office:value="6650535.8200000003" table:style-name="ce17">
            <text:p>6.650.536<text:s/></text:p>
          </table:table-cell>
          <table:table-cell office:value-type="float" office:value="246775.48" table:style-name="ce17">
            <text:p>246.775<text:s/></text:p>
          </table:table-cell>
          <table:table-cell office:value-type="float" office:value="96728600.689999998" table:style-name="ce17">
            <text:p>96.728.601<text:s/></text:p>
          </table:table-cell>
          <table:table-cell office:value-type="float" office:value="24999748.530000001" table:style-name="ce17">
            <text:p>24.999.749<text:s/></text:p>
          </table:table-cell>
          <table:table-cell office:value-type="float" office:value="3430273.25" table:style-name="ce17">
            <text:p>3.430.273<text:s/></text:p>
          </table:table-cell>
          <table:table-cell office:value-type="float" office:value="1994921608.23" table:style-name="ce17">
            <text:p>1.994.921.608<text:s/></text:p>
          </table:table-cell>
          <table:table-cell office:value-type="float" office:value="147366.56" table:style-name="ce17">
            <text:p>147.367<text:s/></text:p>
          </table:table-cell>
          <table:table-cell office:value-type="float" office:value="2916939039.8899999" table:style-name="ce18">
            <text:p>2.916.939.0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7940.379999999997" table:style-name="ce17">
            <text:p>37.940<text:s/></text:p>
          </table:table-cell>
          <table:table-cell office:value-type="float" office:value="102849.58" table:style-name="ce17">
            <text:p>102.850<text:s/></text:p>
          </table:table-cell>
          <table:table-cell office:value-type="float" office:value="62589.25" table:style-name="ce17">
            <text:p>62.589<text:s/></text:p>
          </table:table-cell>
          <table:table-cell office:value-type="float" office:value="26685.26" table:style-name="ce17">
            <text:p>26.685<text:s/></text:p>
          </table:table-cell>
          <table:table-cell office:value-type="float" office:value="1217960.95" table:style-name="ce17">
            <text:p>1.217.961<text:s/></text:p>
          </table:table-cell>
          <table:table-cell office:value-type="float" office:value="188498.85" table:style-name="ce17">
            <text:p>188.499<text:s/></text:p>
          </table:table-cell>
          <table:table-cell office:value-type="float" office:value="419844.83" table:style-name="ce17">
            <text:p>419.845<text:s/></text:p>
          </table:table-cell>
          <table:table-cell office:value-type="float" office:value="235798.91" table:style-name="ce17">
            <text:p>235.799<text:s/></text:p>
          </table:table-cell>
          <table:table-cell office:value-type="float" office:value="2390793.0099999998" table:style-name="ce17">
            <text:p>2.390.793<text:s/></text:p>
          </table:table-cell>
          <table:table-cell office:value-type="float" office:value="291551.28000000003" table:style-name="ce17">
            <text:p>291.551<text:s/></text:p>
          </table:table-cell>
          <table:table-cell office:value-type="float" office:value="3350921.11" table:style-name="ce17">
            <text:p>3.350.921<text:s/></text:p>
          </table:table-cell>
          <table:table-cell office:value-type="float" office:value="2652514.38" table:style-name="ce17">
            <text:p>2.652.514<text:s/></text:p>
          </table:table-cell>
          <table:table-cell office:value-type="float" office:value="5257278.33" table:style-name="ce17">
            <text:p>5.257.278<text:s/></text:p>
          </table:table-cell>
          <table:table-cell office:value-type="float" office:value="574772.97" table:style-name="ce17">
            <text:p>574.773<text:s/></text:p>
          </table:table-cell>
          <table:table-cell office:value-type="float" office:value="97928.9" table:style-name="ce17">
            <text:p>97.929<text:s/></text:p>
          </table:table-cell>
          <table:table-cell office:value-type="float" office:value="161478.35999999999" table:style-name="ce17">
            <text:p>161.478<text:s/></text:p>
          </table:table-cell>
          <table:table-cell office:value-type="float" office:value="573752.5" table:style-name="ce17">
            <text:p>573.753<text:s/></text:p>
          </table:table-cell>
          <table:table-cell office:value-type="float" office:value="2924431.82" table:style-name="ce17">
            <text:p>2.924.432<text:s/></text:p>
          </table:table-cell>
          <table:table-cell office:value-type="float" office:value="366599.19" table:style-name="ce17">
            <text:p>366.599<text:s/></text:p>
          </table:table-cell>
          <table:table-cell office:value-type="float" office:value="122389.08" table:style-name="ce17">
            <text:p>122.389<text:s/></text:p>
          </table:table-cell>
          <table:table-cell office:value-type="float" office:value="222573.44" table:style-name="ce17">
            <text:p>222.573<text:s/></text:p>
          </table:table-cell>
          <table:table-cell office:value-type="float" office:value="70633.820000000007" table:style-name="ce17">
            <text:p>70.634<text:s/></text:p>
          </table:table-cell>
          <table:table-cell office:value-type="float" office:value="2855268.99" table:style-name="ce17">
            <text:p>2.855.269<text:s/></text:p>
          </table:table-cell>
          <table:table-cell office:value-type="float" office:value="784264.3" table:style-name="ce17">
            <text:p>784.264<text:s/></text:p>
          </table:table-cell>
          <table:table-cell office:value-type="float" office:value="86254.66" table:style-name="ce17">
            <text:p>86.255<text:s/></text:p>
          </table:table-cell>
          <table:table-cell office:value-type="float" office:value="3706903.65" table:style-name="ce17">
            <text:p>3.706.904<text:s/></text:p>
          </table:table-cell>
          <table:table-cell office:value-type="float" office:value="538595.16" table:style-name="ce17">
            <text:p>538.595<text:s/></text:p>
          </table:table-cell>
          <table:table-cell office:value-type="float" office:value="29321072.959999997" table:style-name="ce18">
            <text:p>29.321.0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9052714.1999999993" table:style-name="ce17">
            <text:p>9.052.714<text:s/></text:p>
          </table:table-cell>
          <table:table-cell office:value-type="float" office:value="59440132.189999998" table:style-name="ce17">
            <text:p>59.440.132<text:s/></text:p>
          </table:table-cell>
          <table:table-cell office:value-type="float" office:value="287878831.57999998" table:style-name="ce17">
            <text:p>287.878.832<text:s/></text:p>
          </table:table-cell>
          <table:table-cell office:value-type="float" office:value="7191654.2199999997" table:style-name="ce17">
            <text:p>7.191.654<text:s/></text:p>
          </table:table-cell>
          <table:table-cell office:value-type="float" office:value="505499739.12" table:style-name="ce17">
            <text:p>505.499.739<text:s/></text:p>
          </table:table-cell>
          <table:table-cell office:value-type="float" office:value="273378565.06" table:style-name="ce17">
            <text:p>273.378.565<text:s/></text:p>
          </table:table-cell>
          <table:table-cell office:value-type="float" office:value="915143339.31000006" table:style-name="ce17">
            <text:p>915.143.339<text:s/></text:p>
          </table:table-cell>
          <table:table-cell office:value-type="float" office:value="334758432.94" table:style-name="ce17">
            <text:p>334.758.433<text:s/></text:p>
          </table:table-cell>
          <table:table-cell office:value-type="float" office:value="230861460.16999999" table:style-name="ce17">
            <text:p>230.861.460<text:s/></text:p>
          </table:table-cell>
          <table:table-cell office:value-type="float" office:value="165344923.09999999" table:style-name="ce17">
            <text:p>165.344.923<text:s/></text:p>
          </table:table-cell>
          <table:table-cell office:value-type="float" office:value="966465263.01999998" table:style-name="ce17">
            <text:p>966.465.263<text:s/></text:p>
          </table:table-cell>
          <table:table-cell office:value-type="float" office:value="88508979.769999996" table:style-name="ce17">
            <text:p>88.508.980<text:s/></text:p>
          </table:table-cell>
          <table:table-cell office:value-type="float" office:value="134752063.59" table:style-name="ce17">
            <text:p>134.752.064<text:s/></text:p>
          </table:table-cell>
          <table:table-cell office:value-type="float" office:value="124401236.66" table:style-name="ce17">
            <text:p>124.401.237<text:s/></text:p>
          </table:table-cell>
          <table:table-cell office:value-type="float" office:value="70331164.079999998" table:style-name="ce17">
            <text:p>70.331.164<text:s/></text:p>
          </table:table-cell>
          <table:table-cell office:value-type="float" office:value="412820374.72000003" table:style-name="ce17">
            <text:p>412.820.375<text:s/></text:p>
          </table:table-cell>
          <table:table-cell office:value-type="float" office:value="63468537.479999997" table:style-name="ce17">
            <text:p>63.468.537<text:s/></text:p>
          </table:table-cell>
          <table:table-cell office:value-type="float" office:value="1123928992.1600001" table:style-name="ce17">
            <text:p>1.123.928.992<text:s/></text:p>
          </table:table-cell>
          <table:table-cell office:value-type="float" office:value="4018716882.2399998" table:style-name="ce17">
            <text:p>4.018.716.882<text:s/></text:p>
          </table:table-cell>
          <table:table-cell office:value-type="float" office:value="71463337.269999996" table:style-name="ce17">
            <text:p>71.463.337<text:s/></text:p>
          </table:table-cell>
          <table:table-cell office:value-type="float" office:value="32774321.75" table:style-name="ce17">
            <text:p>32.774.322<text:s/></text:p>
          </table:table-cell>
          <table:table-cell office:value-type="float" office:value="9121829.5399999991" table:style-name="ce17">
            <text:p>9.121.830<text:s/></text:p>
          </table:table-cell>
          <table:table-cell office:value-type="float" office:value="1012411704.08" table:style-name="ce17">
            <text:p>1.012.411.704<text:s/></text:p>
          </table:table-cell>
          <table:table-cell office:value-type="float" office:value="1037939866.4400001" table:style-name="ce17">
            <text:p>1.037.939.866<text:s/></text:p>
          </table:table-cell>
          <table:table-cell office:value-type="float" office:value="44955248.460000001" table:style-name="ce17">
            <text:p>44.955.248<text:s/></text:p>
          </table:table-cell>
          <table:table-cell office:value-type="float" office:value="7700006492.5600004" table:style-name="ce17">
            <text:p>7.700.006.493<text:s/></text:p>
          </table:table-cell>
          <table:table-cell office:value-type="float" office:value="27870484.390000001" table:style-name="ce17">
            <text:p>27.870.484<text:s/></text:p>
          </table:table-cell>
          <table:table-cell office:value-type="float" office:value="19728486570.099998" table:style-name="ce18">
            <text:p>19.728.486.5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442.89" table:style-name="ce17">
            <text:p>7.443<text:s/></text:p>
          </table:table-cell>
          <table:table-cell office:value-type="float" office:value="55085.86" table:style-name="ce17">
            <text:p>55.086<text:s/></text:p>
          </table:table-cell>
          <table:table-cell office:value-type="float" office:value="183773.39" table:style-name="ce17">
            <text:p>183.773<text:s/></text:p>
          </table:table-cell>
          <table:table-cell office:value-type="float" office:value="26037.33" table:style-name="ce17">
            <text:p>26.037<text:s/></text:p>
          </table:table-cell>
          <table:table-cell office:value-type="float" office:value="1424486.27" table:style-name="ce17">
            <text:p>1.424.486<text:s/></text:p>
          </table:table-cell>
          <table:table-cell office:value-type="float" office:value="18921792.510000002" table:style-name="ce17">
            <text:p>18.921.793<text:s/></text:p>
          </table:table-cell>
          <table:table-cell office:value-type="float" office:value="457088117.04000002" table:style-name="ce17">
            <text:p>457.088.117<text:s/></text:p>
          </table:table-cell>
          <table:table-cell office:value-type="float" office:value="6972073.3899999997" table:style-name="ce17">
            <text:p>6.972.073<text:s/></text:p>
          </table:table-cell>
          <table:table-cell office:value-type="float" office:value="338309.79" table:style-name="ce17">
            <text:p>338.310<text:s/></text:p>
          </table:table-cell>
          <table:table-cell office:value-type="float" office:value="26858.92" table:style-name="ce17">
            <text:p>26.859<text:s/></text:p>
          </table:table-cell>
          <table:table-cell office:value-type="float" office:value="30177436.640000001" table:style-name="ce17">
            <text:p>30.177.437<text:s/></text:p>
          </table:table-cell>
          <table:table-cell office:value-type="float" office:value="16577.29" table:style-name="ce17">
            <text:p>16.577<text:s/></text:p>
          </table:table-cell>
          <table:table-cell office:value-type="float" office:value="163671.5" table:style-name="ce17">
            <text:p>163.672<text:s/></text:p>
          </table:table-cell>
          <table:table-cell office:value-type="float" office:value="10923254.43" table:style-name="ce17">
            <text:p>10.923.254<text:s/></text:p>
          </table:table-cell>
          <table:table-cell office:value-type="float" office:value="52799.83" table:style-name="ce17">
            <text:p>52.800<text:s/></text:p>
          </table:table-cell>
          <table:table-cell office:value-type="float" office:value="8624548.3699999992" table:style-name="ce17">
            <text:p>8.624.548<text:s/></text:p>
          </table:table-cell>
          <table:table-cell office:value-type="float" office:value="41579.94" table:style-name="ce17">
            <text:p>41.580<text:s/></text:p>
          </table:table-cell>
          <table:table-cell office:value-type="float" office:value="7801277.6399999997" table:style-name="ce17">
            <text:p>7.801.278<text:s/></text:p>
          </table:table-cell>
          <table:table-cell office:value-type="float" office:value="135068397.59999999" table:style-name="ce17">
            <text:p>135.068.398<text:s/></text:p>
          </table:table-cell>
          <table:table-cell office:value-type="float" office:value="138362.96" table:style-name="ce17">
            <text:p>138.363<text:s/></text:p>
          </table:table-cell>
          <table:table-cell office:value-type="float" office:value="100808.89" table:style-name="ce17">
            <text:p>100.809<text:s/></text:p>
          </table:table-cell>
          <table:table-cell office:value-type="float" office:value="4064.47" table:style-name="ce17">
            <text:p>4.064<text:s/></text:p>
          </table:table-cell>
          <table:table-cell office:value-type="float" office:value="44521248.740000002" table:style-name="ce17">
            <text:p>44.521.249<text:s/></text:p>
          </table:table-cell>
          <table:table-cell office:value-type="float" office:value="1334498.8899999999" table:style-name="ce17">
            <text:p>1.334.499<text:s/></text:p>
          </table:table-cell>
          <table:table-cell office:value-type="float" office:value="1669714.08" table:style-name="ce17">
            <text:p>1.669.714<text:s/></text:p>
          </table:table-cell>
          <table:table-cell office:value-type="float" office:value="882206141.12" table:style-name="ce17">
            <text:p>882.206.141<text:s/></text:p>
          </table:table-cell>
          <table:table-cell office:value-type="float" office:value="20732.599999999999" table:style-name="ce17">
            <text:p>20.733<text:s/></text:p>
          </table:table-cell>
          <table:table-cell office:value-type="float" office:value="1607909092.3800001" table:style-name="ce18">
            <text:p>1.607.909.0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9045271.3100000005" table:style-name="ce17">
            <text:p>9.045.271<text:s/></text:p>
          </table:table-cell>
          <table:table-cell office:value-type="float" office:value="59385046.329999998" table:style-name="ce17">
            <text:p>59.385.046<text:s/></text:p>
          </table:table-cell>
          <table:table-cell office:value-type="float" office:value="287695058.19" table:style-name="ce17">
            <text:p>287.695.058<text:s/></text:p>
          </table:table-cell>
          <table:table-cell office:value-type="float" office:value="7165616.8899999997" table:style-name="ce17">
            <text:p>7.165.617<text:s/></text:p>
          </table:table-cell>
          <table:table-cell office:value-type="float" office:value="504075252.85000002" table:style-name="ce17">
            <text:p>504.075.253<text:s/></text:p>
          </table:table-cell>
          <table:table-cell office:value-type="float" office:value="254456772.54999998" table:style-name="ce17">
            <text:p>254.456.773<text:s/></text:p>
          </table:table-cell>
          <table:table-cell office:value-type="float" office:value="458055222.27000004" table:style-name="ce17">
            <text:p>458.055.222<text:s/></text:p>
          </table:table-cell>
          <table:table-cell office:value-type="float" office:value="327786359.55000001" table:style-name="ce17">
            <text:p>327.786.360<text:s/></text:p>
          </table:table-cell>
          <table:table-cell office:value-type="float" office:value="230523150.38000003" table:style-name="ce17">
            <text:p>230.523.150<text:s/></text:p>
          </table:table-cell>
          <table:table-cell office:value-type="float" office:value="165318064.17999998" table:style-name="ce17">
            <text:p>165.318.064<text:s/></text:p>
          </table:table-cell>
          <table:table-cell office:value-type="float" office:value="936287826.38" table:style-name="ce17">
            <text:p>936.287.826<text:s/></text:p>
          </table:table-cell>
          <table:table-cell office:value-type="float" office:value="88492402.480000004" table:style-name="ce17">
            <text:p>88.492.402<text:s/></text:p>
          </table:table-cell>
          <table:table-cell office:value-type="float" office:value="134588392.09" table:style-name="ce17">
            <text:p>134.588.392<text:s/></text:p>
          </table:table-cell>
          <table:table-cell office:value-type="float" office:value="113477982.22999999" table:style-name="ce17">
            <text:p>113.477.982<text:s/></text:p>
          </table:table-cell>
          <table:table-cell office:value-type="float" office:value="70278364.25" table:style-name="ce17">
            <text:p>70.278.364<text:s/></text:p>
          </table:table-cell>
          <table:table-cell office:value-type="float" office:value="404195826.34999996" table:style-name="ce17">
            <text:p>404.195.826<text:s/></text:p>
          </table:table-cell>
          <table:table-cell office:value-type="float" office:value="63426957.539999999" table:style-name="ce17">
            <text:p>63.426.958<text:s/></text:p>
          </table:table-cell>
          <table:table-cell office:value-type="float" office:value="1116127714.5199997" table:style-name="ce17">
            <text:p>1.116.127.715<text:s/></text:p>
          </table:table-cell>
          <table:table-cell office:value-type="float" office:value="3883648484.6399999" table:style-name="ce17">
            <text:p>3.883.648.485<text:s/></text:p>
          </table:table-cell>
          <table:table-cell office:value-type="float" office:value="71324974.309999987" table:style-name="ce17">
            <text:p>71.324.974<text:s/></text:p>
          </table:table-cell>
          <table:table-cell office:value-type="float" office:value="32673512.859999999" table:style-name="ce17">
            <text:p>32.673.513<text:s/></text:p>
          </table:table-cell>
          <table:table-cell office:value-type="float" office:value="9117765.0700000003" table:style-name="ce17">
            <text:p>9.117.765<text:s/></text:p>
          </table:table-cell>
          <table:table-cell office:value-type="float" office:value="967890455.34000003" table:style-name="ce17">
            <text:p>967.890.455<text:s/></text:p>
          </table:table-cell>
          <table:table-cell office:value-type="float" office:value="1036605367.5500001" table:style-name="ce17">
            <text:p>1.036.605.368<text:s/></text:p>
          </table:table-cell>
          <table:table-cell office:value-type="float" office:value="43285534.380000003" table:style-name="ce17">
            <text:p>43.285.534<text:s/></text:p>
          </table:table-cell>
          <table:table-cell office:value-type="float" office:value="6817800351.4400005" table:style-name="ce17">
            <text:p>6.817.800.351<text:s/></text:p>
          </table:table-cell>
          <table:table-cell office:value-type="float" office:value="27849751.790000003" table:style-name="ce17">
            <text:p>27.849.752<text:s/></text:p>
          </table:table-cell>
          <table:table-cell office:value-type="float" office:value="18120577477.720001" table:style-name="ce18">
            <text:p>18.120.577.4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535776.19" table:style-name="ce17">
            <text:p>3.535.776<text:s/></text:p>
          </table:table-cell>
          <table:table-cell office:value-type="float" office:value="16501881.93" table:style-name="ce17">
            <text:p>16.501.882<text:s/></text:p>
          </table:table-cell>
          <table:table-cell office:value-type="float" office:value="75232600.469999999" table:style-name="ce17">
            <text:p>75.232.600<text:s/></text:p>
          </table:table-cell>
          <table:table-cell office:value-type="float" office:value="2364330.27" table:style-name="ce17">
            <text:p>2.364.330<text:s/></text:p>
          </table:table-cell>
          <table:table-cell office:value-type="float" office:value="146936048.5" table:style-name="ce17">
            <text:p>146.936.049<text:s/></text:p>
          </table:table-cell>
          <table:table-cell office:value-type="float" office:value="79100807.140000001" table:style-name="ce17">
            <text:p>79.100.807<text:s/></text:p>
          </table:table-cell>
          <table:table-cell office:value-type="float" office:value="385299957.46000004" table:style-name="ce17">
            <text:p>385.299.957<text:s/></text:p>
          </table:table-cell>
          <table:table-cell office:value-type="float" office:value="85512971.859999999" table:style-name="ce17">
            <text:p>85.512.972<text:s/></text:p>
          </table:table-cell>
          <table:table-cell office:value-type="float" office:value="70253441.629999995" table:style-name="ce17">
            <text:p>70.253.442<text:s/></text:p>
          </table:table-cell>
          <table:table-cell office:value-type="float" office:value="48249031.469999999" table:style-name="ce17">
            <text:p>48.249.031<text:s/></text:p>
          </table:table-cell>
          <table:table-cell office:value-type="float" office:value="257867481.55000001" table:style-name="ce17">
            <text:p>257.867.482<text:s/></text:p>
          </table:table-cell>
          <table:table-cell office:value-type="float" office:value="33507179.09" table:style-name="ce17">
            <text:p>33.507.179<text:s/></text:p>
          </table:table-cell>
          <table:table-cell office:value-type="float" office:value="40309628.039999999" table:style-name="ce17">
            <text:p>40.309.628<text:s/></text:p>
          </table:table-cell>
          <table:table-cell office:value-type="float" office:value="45091609.799999997" table:style-name="ce17">
            <text:p>45.091.610<text:s/></text:p>
          </table:table-cell>
          <table:table-cell office:value-type="float" office:value="23979635.350000001" table:style-name="ce17">
            <text:p>23.979.635<text:s/></text:p>
          </table:table-cell>
          <table:table-cell office:value-type="float" office:value="113344984.23999999" table:style-name="ce17">
            <text:p>113.344.984<text:s/></text:p>
          </table:table-cell>
          <table:table-cell office:value-type="float" office:value="20746326.780000001" table:style-name="ce17">
            <text:p>20.746.327<text:s/></text:p>
          </table:table-cell>
          <table:table-cell office:value-type="float" office:value="284421344.48000002" table:style-name="ce17">
            <text:p>284.421.344<text:s/></text:p>
          </table:table-cell>
          <table:table-cell office:value-type="float" office:value="972508777.74000001" table:style-name="ce17">
            <text:p>972.508.778<text:s/></text:p>
          </table:table-cell>
          <table:table-cell office:value-type="float" office:value="26825734.079999998" table:style-name="ce17">
            <text:p>26.825.734<text:s/></text:p>
          </table:table-cell>
          <table:table-cell office:value-type="float" office:value="14860799.85" table:style-name="ce17">
            <text:p>14.860.800<text:s/></text:p>
          </table:table-cell>
          <table:table-cell office:value-type="float" office:value="6281804.2599999998" table:style-name="ce17">
            <text:p>6.281.804<text:s/></text:p>
          </table:table-cell>
          <table:table-cell office:value-type="float" office:value="274183025.54000002" table:style-name="ce17">
            <text:p>274.183.026<text:s/></text:p>
          </table:table-cell>
          <table:table-cell office:value-type="float" office:value="256182907.21000001" table:style-name="ce17">
            <text:p>256.182.907<text:s/></text:p>
          </table:table-cell>
          <table:table-cell office:value-type="float" office:value="14968761.66" table:style-name="ce17">
            <text:p>14.968.762<text:s/></text:p>
          </table:table-cell>
          <table:table-cell office:value-type="float" office:value="1895608950.3099999" table:style-name="ce17">
            <text:p>1.895.608.950<text:s/></text:p>
          </table:table-cell>
          <table:table-cell office:value-type="float" office:value="11756483.27" table:style-name="ce17">
            <text:p>11.756.483<text:s/></text:p>
          </table:table-cell>
          <table:table-cell office:value-type="float" office:value="5205432280.1700001" table:style-name="ce18">
            <text:p>5.205.432.2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170.05" table:style-name="ce17">
            <text:p>1.170<text:s/></text:p>
          </table:table-cell>
          <table:table-cell office:value-type="float" office:value="9075.5300000000007" table:style-name="ce17">
            <text:p>9.076<text:s/></text:p>
          </table:table-cell>
          <table:table-cell office:value-type="float" office:value="29796.27" table:style-name="ce17">
            <text:p>29.796<text:s/></text:p>
          </table:table-cell>
          <table:table-cell office:value-type="float" office:value="4221.2700000000004" table:style-name="ce17">
            <text:p>4.221<text:s/></text:p>
          </table:table-cell>
          <table:table-cell office:value-type="float" office:value="224811.64" table:style-name="ce17">
            <text:p>224.812<text:s/></text:p>
          </table:table-cell>
          <table:table-cell office:value-type="float" office:value="3081983.19" table:style-name="ce17">
            <text:p>3.081.983<text:s/></text:p>
          </table:table-cell>
          <table:table-cell office:value-type="float" office:value="76157601.180000007" table:style-name="ce17">
            <text:p>76.157.601<text:s/></text:p>
          </table:table-cell>
          <table:table-cell office:value-type="float" office:value="1160268.95" table:style-name="ce17">
            <text:p>1.160.269<text:s/></text:p>
          </table:table-cell>
          <table:table-cell office:value-type="float" office:value="53965.48" table:style-name="ce17">
            <text:p>53.965<text:s/></text:p>
          </table:table-cell>
          <table:table-cell office:value-type="float" office:value="4346.34" table:style-name="ce17">
            <text:p>4.346<text:s/></text:p>
          </table:table-cell>
          <table:table-cell office:value-type="float" office:value="5157568.1100000003" table:style-name="ce17">
            <text:p>5.157.568<text:s/></text:p>
          </table:table-cell>
          <table:table-cell office:value-type="float" office:value="2697.11" table:style-name="ce17">
            <text:p>2.697<text:s/></text:p>
          </table:table-cell>
          <table:table-cell office:value-type="float" office:value="27994.7" table:style-name="ce17">
            <text:p>27.995<text:s/></text:p>
          </table:table-cell>
          <table:table-cell office:value-type="float" office:value="1779006.37" table:style-name="ce17">
            <text:p>1.779.006<text:s/></text:p>
          </table:table-cell>
          <table:table-cell office:value-type="float" office:value="8849.09" table:style-name="ce17">
            <text:p>8.849<text:s/></text:p>
          </table:table-cell>
          <table:table-cell office:value-type="float" office:value="1350114.11" table:style-name="ce17">
            <text:p>1.350.114<text:s/></text:p>
          </table:table-cell>
          <table:table-cell office:value-type="float" office:value="7007.72" table:style-name="ce17">
            <text:p>7.008<text:s/></text:p>
          </table:table-cell>
          <table:table-cell office:value-type="float" office:value="1239212.97" table:style-name="ce17">
            <text:p>1.239.213<text:s/></text:p>
          </table:table-cell>
          <table:table-cell office:value-type="float" office:value="22420973.559999999" table:style-name="ce17">
            <text:p>22.420.974<text:s/></text:p>
          </table:table-cell>
          <table:table-cell office:value-type="float" office:value="23405.91" table:style-name="ce17">
            <text:p>23.406<text:s/></text:p>
          </table:table-cell>
          <table:table-cell office:value-type="float" office:value="13392.91" table:style-name="ce17">
            <text:p>13.393<text:s/></text:p>
          </table:table-cell>
          <table:table-cell office:value-type="float" office:value="660.48" table:style-name="ce17">
            <text:p>660<text:s/></text:p>
          </table:table-cell>
          <table:table-cell office:value-type="float" office:value="7564044.1500000004" table:style-name="ce17">
            <text:p>7.564.044<text:s/></text:p>
          </table:table-cell>
          <table:table-cell office:value-type="float" office:value="224487.3" table:style-name="ce17">
            <text:p>224.487<text:s/></text:p>
          </table:table-cell>
          <table:table-cell office:value-type="float" office:value="284473.34000000003" table:style-name="ce17">
            <text:p>284.473<text:s/></text:p>
          </table:table-cell>
          <table:table-cell office:value-type="float" office:value="142849899.88999999" table:style-name="ce17">
            <text:p>142.849.900<text:s/></text:p>
          </table:table-cell>
          <table:table-cell office:value-type="float" office:value="3666.11" table:style-name="ce17">
            <text:p>3.666<text:s/></text:p>
          </table:table-cell>
          <table:table-cell office:value-type="float" office:value="263684693.73000002" table:style-name="ce18">
            <text:p>263.684.6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534606.1399999997" table:style-name="ce17">
            <text:p>3.534.606<text:s/></text:p>
          </table:table-cell>
          <table:table-cell office:value-type="float" office:value="16492806.4" table:style-name="ce17">
            <text:p>16.492.806<text:s/></text:p>
          </table:table-cell>
          <table:table-cell office:value-type="float" office:value="75202804.200000003" table:style-name="ce17">
            <text:p>75.202.804<text:s/></text:p>
          </table:table-cell>
          <table:table-cell office:value-type="float" office:value="2360109" table:style-name="ce17">
            <text:p>2.360.109<text:s/></text:p>
          </table:table-cell>
          <table:table-cell office:value-type="float" office:value="146711236.85999998" table:style-name="ce17">
            <text:p>146.711.237<text:s/></text:p>
          </table:table-cell>
          <table:table-cell office:value-type="float" office:value="76018823.950000003" table:style-name="ce17">
            <text:p>76.018.824<text:s/></text:p>
          </table:table-cell>
          <table:table-cell office:value-type="float" office:value="309142356.27999997" table:style-name="ce17">
            <text:p>309.142.356<text:s/></text:p>
          </table:table-cell>
          <table:table-cell office:value-type="float" office:value="84352702.910000011" table:style-name="ce17">
            <text:p>84.352.703<text:s/></text:p>
          </table:table-cell>
          <table:table-cell office:value-type="float" office:value="70199476.150000006" table:style-name="ce17">
            <text:p>70.199.476<text:s/></text:p>
          </table:table-cell>
          <table:table-cell office:value-type="float" office:value="48244685.129999995" table:style-name="ce17">
            <text:p>48.244.685<text:s/></text:p>
          </table:table-cell>
          <table:table-cell office:value-type="float" office:value="252709913.44" table:style-name="ce17">
            <text:p>252.709.913<text:s/></text:p>
          </table:table-cell>
          <table:table-cell office:value-type="float" office:value="33504481.98" table:style-name="ce17">
            <text:p>33.504.482<text:s/></text:p>
          </table:table-cell>
          <table:table-cell office:value-type="float" office:value="40281633.340000004" table:style-name="ce17">
            <text:p>40.281.633<text:s/></text:p>
          </table:table-cell>
          <table:table-cell office:value-type="float" office:value="43312603.429999992" table:style-name="ce17">
            <text:p>43.312.603<text:s/></text:p>
          </table:table-cell>
          <table:table-cell office:value-type="float" office:value="23970786.260000002" table:style-name="ce17">
            <text:p>23.970.786<text:s/></text:p>
          </table:table-cell>
          <table:table-cell office:value-type="float" office:value="111994870.13" table:style-name="ce17">
            <text:p>111.994.870<text:s/></text:p>
          </table:table-cell>
          <table:table-cell office:value-type="float" office:value="20739319.060000002" table:style-name="ce17">
            <text:p>20.739.319<text:s/></text:p>
          </table:table-cell>
          <table:table-cell office:value-type="float" office:value="283182131.51000005" table:style-name="ce17">
            <text:p>283.182.132<text:s/></text:p>
          </table:table-cell>
          <table:table-cell office:value-type="float" office:value="950087804.17999995" table:style-name="ce17">
            <text:p>950.087.804<text:s/></text:p>
          </table:table-cell>
          <table:table-cell office:value-type="float" office:value="26802328.169999998" table:style-name="ce17">
            <text:p>26.802.328<text:s/></text:p>
          </table:table-cell>
          <table:table-cell office:value-type="float" office:value="14847406.939999999" table:style-name="ce17">
            <text:p>14.847.407<text:s/></text:p>
          </table:table-cell>
          <table:table-cell office:value-type="float" office:value="6281143.7799999993" table:style-name="ce17">
            <text:p>6.281.144<text:s/></text:p>
          </table:table-cell>
          <table:table-cell office:value-type="float" office:value="266618981.38999999" table:style-name="ce17">
            <text:p>266.618.981<text:s/></text:p>
          </table:table-cell>
          <table:table-cell office:value-type="float" office:value="255958419.91" table:style-name="ce17">
            <text:p>255.958.420<text:s/></text:p>
          </table:table-cell>
          <table:table-cell office:value-type="float" office:value="14684288.32" table:style-name="ce17">
            <text:p>14.684.288<text:s/></text:p>
          </table:table-cell>
          <table:table-cell office:value-type="float" office:value="1752759050.4200001" table:style-name="ce17">
            <text:p>1.752.759.050<text:s/></text:p>
          </table:table-cell>
          <table:table-cell office:value-type="float" office:value="11752817.16" table:style-name="ce17">
            <text:p>11.752.817<text:s/></text:p>
          </table:table-cell>
          <table:table-cell office:value-type="float" office:value="4941747586.4400005" table:style-name="ce18">
            <text:p>4.941.747.5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499800.8" table:style-name="ce17">
            <text:p>3.499.801<text:s/></text:p>
          </table:table-cell>
          <table:table-cell office:value-type="float" office:value="13098518.93" table:style-name="ce17">
            <text:p>13.098.519<text:s/></text:p>
          </table:table-cell>
          <table:table-cell office:value-type="float" office:value="131824522.29000001" table:style-name="ce17">
            <text:p>131.824.522<text:s/></text:p>
          </table:table-cell>
          <table:table-cell office:value-type="float" office:value="3373535.44" table:style-name="ce17">
            <text:p>3.373.535<text:s/></text:p>
          </table:table-cell>
          <table:table-cell office:value-type="float" office:value="104256208.09" table:style-name="ce17">
            <text:p>104.256.208<text:s/></text:p>
          </table:table-cell>
          <table:table-cell office:value-type="float" office:value="78686525.280000001" table:style-name="ce17">
            <text:p>78.686.525<text:s/></text:p>
          </table:table-cell>
          <table:table-cell office:value-type="float" office:value="468791857.06999999" table:style-name="ce17">
            <text:p>468.791.857<text:s/></text:p>
          </table:table-cell>
          <table:table-cell office:value-type="float" office:value="62361335.850000001" table:style-name="ce17">
            <text:p>62.361.336<text:s/></text:p>
          </table:table-cell>
          <table:table-cell office:value-type="float" office:value="70144166.5" table:style-name="ce17">
            <text:p>70.144.167<text:s/></text:p>
          </table:table-cell>
          <table:table-cell office:value-type="float" office:value="30832820.809999999" table:style-name="ce17">
            <text:p>30.832.821<text:s/></text:p>
          </table:table-cell>
          <table:table-cell office:value-type="float" office:value="279612763.13999999" table:style-name="ce17">
            <text:p>279.612.763<text:s/></text:p>
          </table:table-cell>
          <table:table-cell office:value-type="float" office:value="24852927.670000002" table:style-name="ce17">
            <text:p>24.852.928<text:s/></text:p>
          </table:table-cell>
          <table:table-cell office:value-type="float" office:value="43584818.469999999" table:style-name="ce17">
            <text:p>43.584.818<text:s/></text:p>
          </table:table-cell>
          <table:table-cell office:value-type="float" office:value="63890305.030000001" table:style-name="ce17">
            <text:p>63.890.305<text:s/></text:p>
          </table:table-cell>
          <table:table-cell office:value-type="float" office:value="20874702.789999999" table:style-name="ce17">
            <text:p>20.874.703<text:s/></text:p>
          </table:table-cell>
          <table:table-cell office:value-type="float" office:value="88188554.730000004" table:style-name="ce17">
            <text:p>88.188.555<text:s/></text:p>
          </table:table-cell>
          <table:table-cell office:value-type="float" office:value="14975883.57" table:style-name="ce17">
            <text:p>14.975.884<text:s/></text:p>
          </table:table-cell>
          <table:table-cell office:value-type="float" office:value="216504566.25999999" table:style-name="ce17">
            <text:p>216.504.566<text:s/></text:p>
          </table:table-cell>
          <table:table-cell office:value-type="float" office:value="1012714488.35" table:style-name="ce17">
            <text:p>1.012.714.488<text:s/></text:p>
          </table:table-cell>
          <table:table-cell office:value-type="float" office:value="16241443.630000001" table:style-name="ce17">
            <text:p>16.241.444<text:s/></text:p>
          </table:table-cell>
          <table:table-cell office:value-type="float" office:value="10118812.560000001" table:style-name="ce17">
            <text:p>10.118.813<text:s/></text:p>
          </table:table-cell>
          <table:table-cell office:value-type="float" office:value="3252865.45" table:style-name="ce17">
            <text:p>3.252.865<text:s/></text:p>
          </table:table-cell>
          <table:table-cell office:value-type="float" office:value="252420739.43000001" table:style-name="ce17">
            <text:p>252.420.739<text:s/></text:p>
          </table:table-cell>
          <table:table-cell office:value-type="float" office:value="175101820.38999999" table:style-name="ce17">
            <text:p>175.101.820<text:s/></text:p>
          </table:table-cell>
          <table:table-cell office:value-type="float" office:value="13265377.289999999" table:style-name="ce17">
            <text:p>13.265.377<text:s/></text:p>
          </table:table-cell>
          <table:table-cell office:value-type="float" office:value="2163264754.5900002" table:style-name="ce17">
            <text:p>2.163.264.755<text:s/></text:p>
          </table:table-cell>
          <table:table-cell office:value-type="float" office:value="11214902.57" table:style-name="ce17">
            <text:p>11.214.903<text:s/></text:p>
          </table:table-cell>
          <table:table-cell office:value-type="float" office:value="5376949016.9799995" table:style-name="ce18">
            <text:p>5.376.949.0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687.2" table:style-name="ce17">
            <text:p>687<text:s/></text:p>
          </table:table-cell>
          <table:table-cell office:value-type="float" office:value="4244.92" table:style-name="ce17">
            <text:p>4.245<text:s/></text:p>
          </table:table-cell>
          <table:table-cell office:value-type="float" office:value="175849.84" table:style-name="ce17">
            <text:p>175.850<text:s/></text:p>
          </table:table-cell>
          <table:table-cell office:value-type="float" office:value="2021.5" table:style-name="ce17">
            <text:p>2.022<text:s/></text:p>
          </table:table-cell>
          <table:table-cell office:value-type="float" office:value="150035.67000000001" table:style-name="ce17">
            <text:p>150.036<text:s/></text:p>
          </table:table-cell>
          <table:table-cell office:value-type="float" office:value="11911401.380000001" table:style-name="ce17">
            <text:p>11.911.401<text:s/></text:p>
          </table:table-cell>
          <table:table-cell office:value-type="float" office:value="307196865.63" table:style-name="ce17">
            <text:p>307.196.866<text:s/></text:p>
          </table:table-cell>
          <table:table-cell office:value-type="float" office:value="6965274.6399999997" table:style-name="ce17">
            <text:p>6.965.275<text:s/></text:p>
          </table:table-cell>
          <table:table-cell office:value-type="float" office:value="165867.1" table:style-name="ce17">
            <text:p>165.867<text:s/></text:p>
          </table:table-cell>
          <table:table-cell office:value-type="float" office:value="9483.5400000000009" table:style-name="ce17">
            <text:p>9.484<text:s/></text:p>
          </table:table-cell>
          <table:table-cell office:value-type="float" office:value="10586050.289999999" table:style-name="ce17">
            <text:p>10.586.050<text:s/></text:p>
          </table:table-cell>
          <table:table-cell office:value-type="float" office:value="131093.44" table:style-name="ce17">
            <text:p>131.093<text:s/></text:p>
          </table:table-cell>
          <table:table-cell office:value-type="float" office:value="316652.25" table:style-name="ce17">
            <text:p>316.652<text:s/></text:p>
          </table:table-cell>
          <table:table-cell office:value-type="float" office:value="17861757.559999999" table:style-name="ce17">
            <text:p>17.861.758<text:s/></text:p>
          </table:table-cell>
          <table:table-cell office:value-type="float" office:value="13939.84" table:style-name="ce17">
            <text:p>13.940<text:s/></text:p>
          </table:table-cell>
          <table:table-cell office:value-type="float" office:value="12055416.76" table:style-name="ce17">
            <text:p>12.055.4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035158.77" table:style-name="ce17">
            <text:p>14.035.159<text:s/></text:p>
          </table:table-cell>
          <table:table-cell office:value-type="float" office:value="164016779.88999999" table:style-name="ce17">
            <text:p>164.016.780<text:s/></text:p>
          </table:table-cell>
          <table:table-cell office:value-type="float" office:value="13571.89" table:style-name="ce17">
            <text:p>13.572<text:s/></text:p>
          </table:table-cell>
          <table:table-cell office:value-type="float" office:value="25802.79" table:style-name="ce17">
            <text:p>25.80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504222.329999998" table:style-name="ce17">
            <text:p>25.504.222<text:s/></text:p>
          </table:table-cell>
          <table:table-cell office:value-type="float" office:value="1007036.29" table:style-name="ce17">
            <text:p>1.007.036<text:s/></text:p>
          </table:table-cell>
          <table:table-cell office:value-type="float" office:value="756161.86" table:style-name="ce17">
            <text:p>756.162<text:s/></text:p>
          </table:table-cell>
          <table:table-cell office:value-type="float" office:value="458854214.50999999" table:style-name="ce17">
            <text:p>458.854.215<text:s/></text:p>
          </table:table-cell>
          <table:table-cell office:value-type="float" office:value="11794.83" table:style-name="ce17">
            <text:p>11.795<text:s/></text:p>
          </table:table-cell>
          <table:table-cell office:value-type="float" office:value="1031771384.72" table:style-name="ce18">
            <text:p>1.031.771.3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499113.6" table:style-name="ce17">
            <text:p>3.499.114<text:s/></text:p>
          </table:table-cell>
          <table:table-cell office:value-type="float" office:value="13094274.01" table:style-name="ce17">
            <text:p>13.094.274<text:s/></text:p>
          </table:table-cell>
          <table:table-cell office:value-type="float" office:value="131648672.45" table:style-name="ce17">
            <text:p>131.648.672<text:s/></text:p>
          </table:table-cell>
          <table:table-cell office:value-type="float" office:value="3371513.94" table:style-name="ce17">
            <text:p>3.371.514<text:s/></text:p>
          </table:table-cell>
          <table:table-cell office:value-type="float" office:value="104106172.42" table:style-name="ce17">
            <text:p>104.106.172<text:s/></text:p>
          </table:table-cell>
          <table:table-cell office:value-type="float" office:value="66775123.899999999" table:style-name="ce17">
            <text:p>66.775.124<text:s/></text:p>
          </table:table-cell>
          <table:table-cell office:value-type="float" office:value="161594991.44" table:style-name="ce17">
            <text:p>161.594.991<text:s/></text:p>
          </table:table-cell>
          <table:table-cell office:value-type="float" office:value="55396061.209999993" table:style-name="ce17">
            <text:p>55.396.061<text:s/></text:p>
          </table:table-cell>
          <table:table-cell office:value-type="float" office:value="69978299.400000006" table:style-name="ce17">
            <text:p>69.978.299<text:s/></text:p>
          </table:table-cell>
          <table:table-cell office:value-type="float" office:value="30823337.27" table:style-name="ce17">
            <text:p>30.823.337<text:s/></text:p>
          </table:table-cell>
          <table:table-cell office:value-type="float" office:value="269026712.84999996" table:style-name="ce17">
            <text:p>269.026.713<text:s/></text:p>
          </table:table-cell>
          <table:table-cell office:value-type="float" office:value="24721834.23" table:style-name="ce17">
            <text:p>24.721.834<text:s/></text:p>
          </table:table-cell>
          <table:table-cell office:value-type="float" office:value="43268166.219999999" table:style-name="ce17">
            <text:p>43.268.166<text:s/></text:p>
          </table:table-cell>
          <table:table-cell office:value-type="float" office:value="46028547.470000006" table:style-name="ce17">
            <text:p>46.028.547<text:s/></text:p>
          </table:table-cell>
          <table:table-cell office:value-type="float" office:value="20860762.949999999" table:style-name="ce17">
            <text:p>20.860.763<text:s/></text:p>
          </table:table-cell>
          <table:table-cell office:value-type="float" office:value="76133137.969999999" table:style-name="ce17">
            <text:p>76.133.138<text:s/></text:p>
          </table:table-cell>
          <table:table-cell office:value-type="float" office:value="14975883.569999998" table:style-name="ce17">
            <text:p>14.975.884<text:s/></text:p>
          </table:table-cell>
          <table:table-cell office:value-type="float" office:value="202469407.49000001" table:style-name="ce17">
            <text:p>202.469.407<text:s/></text:p>
          </table:table-cell>
          <table:table-cell office:value-type="float" office:value="848697708.45999992" table:style-name="ce17">
            <text:p>848.697.708<text:s/></text:p>
          </table:table-cell>
          <table:table-cell office:value-type="float" office:value="16227871.739999998" table:style-name="ce17">
            <text:p>16.227.872<text:s/></text:p>
          </table:table-cell>
          <table:table-cell office:value-type="float" office:value="10093009.770000001" table:style-name="ce17">
            <text:p>10.093.010<text:s/></text:p>
          </table:table-cell>
          <table:table-cell office:value-type="float" office:value="3252865.45" table:style-name="ce17">
            <text:p>3.252.865<text:s/></text:p>
          </table:table-cell>
          <table:table-cell office:value-type="float" office:value="226916517.09999999" table:style-name="ce17">
            <text:p>226.916.517<text:s/></text:p>
          </table:table-cell>
          <table:table-cell office:value-type="float" office:value="174094784.09999999" table:style-name="ce17">
            <text:p>174.094.784<text:s/></text:p>
          </table:table-cell>
          <table:table-cell office:value-type="float" office:value="12509215.43" table:style-name="ce17">
            <text:p>12.509.215<text:s/></text:p>
          </table:table-cell>
          <table:table-cell office:value-type="float" office:value="1704410540.0799997" table:style-name="ce17">
            <text:p>1.704.410.540<text:s/></text:p>
          </table:table-cell>
          <table:table-cell office:value-type="float" office:value="11203107.74" table:style-name="ce17">
            <text:p>11.203.108<text:s/></text:p>
          </table:table-cell>
          <table:table-cell office:value-type="float" office:value="4345177632.2599983" table:style-name="ce18">
            <text:p>4.345.177.6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5373.92" table:style-name="ce17">
            <text:p>5.374<text:s/></text:p>
          </table:table-cell>
          <table:table-cell office:value-type="float" office:value="2469540.4" table:style-name="ce17">
            <text:p>2.469.54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211985.1" table:style-name="ce17">
            <text:p>10.211.9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9763.439999999999" table:style-name="ce17">
            <text:p>29.76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777.9" table:style-name="ce17">
            <text:p>5.778<text:s/></text:p>
          </table:table-cell>
          <table:table-cell office:value-type="float" office:value="175.79" table:style-name="ce17">
            <text:p>17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9329.97" table:style-name="ce17">
            <text:p>209.33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143278.83" table:style-name="ce17">
            <text:p>5.143.27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23939.97" table:style-name="ce17">
            <text:p>4.723.940<text:s/></text:p>
          </table:table-cell>
          <table:table-cell office:value-type="float" office:value="166489940.59999999" table:style-name="ce17">
            <text:p>166.489.94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87017.17" table:style-name="ce17">
            <text:p>2.587.017<text:s/></text:p>
          </table:table-cell>
          <table:table-cell office:value-type="float" office:value="117.21" table:style-name="ce17">
            <text:p>1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628399.55" table:style-name="ce17">
            <text:p>4.628.40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6504639.84999999" table:style-name="ce18">
            <text:p>196.504.6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454461.0800000001" table:style-name="ce17">
            <text:p>6.454.461<text:s/></text:p>
          </table:table-cell>
          <table:table-cell office:value-type="float" office:value="21483701.18" table:style-name="ce17">
            <text:p>21.483.701<text:s/></text:p>
          </table:table-cell>
          <table:table-cell office:value-type="float" office:value="22250034.390000001" table:style-name="ce17">
            <text:p>22.250.034<text:s/></text:p>
          </table:table-cell>
          <table:table-cell office:value-type="float" office:value="11036442.689999999" table:style-name="ce17">
            <text:p>11.036.443<text:s/></text:p>
          </table:table-cell>
          <table:table-cell office:value-type="float" office:value="57237245.399999999" table:style-name="ce17">
            <text:p>57.237.245<text:s/></text:p>
          </table:table-cell>
          <table:table-cell office:value-type="float" office:value="43686989.740000002" table:style-name="ce17">
            <text:p>43.686.990<text:s/></text:p>
          </table:table-cell>
          <table:table-cell office:value-type="float" office:value="1213675581.4099998" table:style-name="ce17">
            <text:p>1.213.675.581<text:s/></text:p>
          </table:table-cell>
          <table:table-cell office:value-type="float" office:value="27866061.93" table:style-name="ce17">
            <text:p>27.866.062<text:s/></text:p>
          </table:table-cell>
          <table:table-cell office:value-type="float" office:value="37517752.039999999" table:style-name="ce17">
            <text:p>37.517.752<text:s/></text:p>
          </table:table-cell>
          <table:table-cell office:value-type="float" office:value="24538846.010000002" table:style-name="ce17">
            <text:p>24.538.846<text:s/></text:p>
          </table:table-cell>
          <table:table-cell office:value-type="float" office:value="148381274.41999999" table:style-name="ce17">
            <text:p>148.381.274<text:s/></text:p>
          </table:table-cell>
          <table:table-cell office:value-type="float" office:value="21537809" table:style-name="ce17">
            <text:p>21.537.809<text:s/></text:p>
          </table:table-cell>
          <table:table-cell office:value-type="float" office:value="22506015.82" table:style-name="ce17">
            <text:p>22.506.016<text:s/></text:p>
          </table:table-cell>
          <table:table-cell office:value-type="float" office:value="40078621.890000001" table:style-name="ce17">
            <text:p>40.078.622<text:s/></text:p>
          </table:table-cell>
          <table:table-cell office:value-type="float" office:value="45190639.689999998" table:style-name="ce17">
            <text:p>45.190.640<text:s/></text:p>
          </table:table-cell>
          <table:table-cell office:value-type="float" office:value="64124886.890000001" table:style-name="ce17">
            <text:p>64.124.887<text:s/></text:p>
          </table:table-cell>
          <table:table-cell office:value-type="float" office:value="19559637.170000002" table:style-name="ce17">
            <text:p>19.559.637<text:s/></text:p>
          </table:table-cell>
          <table:table-cell office:value-type="float" office:value="64556854.950000003" table:style-name="ce17">
            <text:p>64.556.855<text:s/></text:p>
          </table:table-cell>
          <table:table-cell office:value-type="float" office:value="238219450.59" table:style-name="ce17">
            <text:p>238.219.451<text:s/></text:p>
          </table:table-cell>
          <table:table-cell office:value-type="float" office:value="35519116.189999998" table:style-name="ce17">
            <text:p>35.519.116<text:s/></text:p>
          </table:table-cell>
          <table:table-cell office:value-type="float" office:value="22316469.34" table:style-name="ce17">
            <text:p>22.316.469<text:s/></text:p>
          </table:table-cell>
          <table:table-cell office:value-type="float" office:value="13469371.449999999" table:style-name="ce17">
            <text:p>13.469.371<text:s/></text:p>
          </table:table-cell>
          <table:table-cell office:value-type="float" office:value="108375615.27" table:style-name="ce17">
            <text:p>108.375.615<text:s/></text:p>
          </table:table-cell>
          <table:table-cell office:value-type="float" office:value="47632004.969999999" table:style-name="ce17">
            <text:p>47.632.005<text:s/></text:p>
          </table:table-cell>
          <table:table-cell office:value-type="float" office:value="16766533.68" table:style-name="ce17">
            <text:p>16.766.534<text:s/></text:p>
          </table:table-cell>
          <table:table-cell office:value-type="float" office:value="128502273.08" table:style-name="ce17">
            <text:p>128.502.273<text:s/></text:p>
          </table:table-cell>
          <table:table-cell office:value-type="float" office:value="9553615.4900000002" table:style-name="ce17">
            <text:p>9.553.615<text:s/></text:p>
          </table:table-cell>
          <table:table-cell office:value-type="float" office:value="2512037305.7599993" table:style-name="ce18">
            <text:p>2.512.037.3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813401.3499999999" table:style-name="ce17">
            <text:p>1.813.401<text:s/></text:p>
          </table:table-cell>
          <table:table-cell office:value-type="float" office:value="6047071.8799999999" table:style-name="ce17">
            <text:p>6.047.072<text:s/></text:p>
          </table:table-cell>
          <table:table-cell office:value-type="float" office:value="21443879.509999998" table:style-name="ce17">
            <text:p>21.443.880<text:s/></text:p>
          </table:table-cell>
          <table:table-cell office:value-type="float" office:value="2282035.86" table:style-name="ce17">
            <text:p>2.282.036<text:s/></text:p>
          </table:table-cell>
          <table:table-cell office:value-type="float" office:value="38974737.390000001" table:style-name="ce17">
            <text:p>38.974.737<text:s/></text:p>
          </table:table-cell>
          <table:table-cell office:value-type="float" office:value="39967743.370000005" table:style-name="ce17">
            <text:p>39.967.743<text:s/></text:p>
          </table:table-cell>
          <table:table-cell office:value-type="float" office:value="497520747.18000001" table:style-name="ce17">
            <text:p>497.520.747<text:s/></text:p>
          </table:table-cell>
          <table:table-cell office:value-type="float" office:value="24561805.600000001" table:style-name="ce17">
            <text:p>24.561.806<text:s/></text:p>
          </table:table-cell>
          <table:table-cell office:value-type="float" office:value="47776741.989999995" table:style-name="ce17">
            <text:p>47.776.742<text:s/></text:p>
          </table:table-cell>
          <table:table-cell office:value-type="float" office:value="9501920.4400000013" table:style-name="ce17">
            <text:p>9.501.920<text:s/></text:p>
          </table:table-cell>
          <table:table-cell office:value-type="float" office:value="36059459.890000001" table:style-name="ce17">
            <text:p>36.059.460<text:s/></text:p>
          </table:table-cell>
          <table:table-cell office:value-type="float" office:value="8074763.6099999994" table:style-name="ce17">
            <text:p>8.074.764<text:s/></text:p>
          </table:table-cell>
          <table:table-cell office:value-type="float" office:value="14039004.140000001" table:style-name="ce17">
            <text:p>14.039.004<text:s/></text:p>
          </table:table-cell>
          <table:table-cell office:value-type="float" office:value="18177425.139999997" table:style-name="ce17">
            <text:p>18.177.425<text:s/></text:p>
          </table:table-cell>
          <table:table-cell office:value-type="float" office:value="7130318.2999999998" table:style-name="ce17">
            <text:p>7.130.318<text:s/></text:p>
          </table:table-cell>
          <table:table-cell office:value-type="float" office:value="24931894.120000001" table:style-name="ce17">
            <text:p>24.931.894<text:s/></text:p>
          </table:table-cell>
          <table:table-cell office:value-type="float" office:value="6955577.9000000004" table:style-name="ce17">
            <text:p>6.955.578<text:s/></text:p>
          </table:table-cell>
          <table:table-cell office:value-type="float" office:value="70446665.120000005" table:style-name="ce17">
            <text:p>70.446.665<text:s/></text:p>
          </table:table-cell>
          <table:table-cell office:value-type="float" office:value="551452471.98000002" table:style-name="ce17">
            <text:p>551.452.472<text:s/></text:p>
          </table:table-cell>
          <table:table-cell office:value-type="float" office:value="8293359.6500000004" table:style-name="ce17">
            <text:p>8.293.360<text:s/></text:p>
          </table:table-cell>
          <table:table-cell office:value-type="float" office:value="4198499.13" table:style-name="ce17">
            <text:p>4.198.499<text:s/></text:p>
          </table:table-cell>
          <table:table-cell office:value-type="float" office:value="1634806.15" table:style-name="ce17">
            <text:p>1.634.806<text:s/></text:p>
          </table:table-cell>
          <table:table-cell office:value-type="float" office:value="50218257.880000003" table:style-name="ce17">
            <text:p>50.218.258<text:s/></text:p>
          </table:table-cell>
          <table:table-cell office:value-type="float" office:value="35195709.550000004" table:style-name="ce17">
            <text:p>35.195.710<text:s/></text:p>
          </table:table-cell>
          <table:table-cell office:value-type="float" office:value="5638251.5800000001" table:style-name="ce17">
            <text:p>5.638.252<text:s/></text:p>
          </table:table-cell>
          <table:table-cell office:value-type="float" office:value="548848707.88" table:style-name="ce17">
            <text:p>548.848.708<text:s/></text:p>
          </table:table-cell>
          <table:table-cell office:value-type="float" office:value="2951537.66" table:style-name="ce17">
            <text:p>2.951.538<text:s/></text:p>
          </table:table-cell>
          <table:table-cell office:value-type="float" office:value="2084136794.2500002" table:style-name="ce18">
            <text:p>2.084.136.794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6231137.130000003" table:style-name="ce21">
            <text:p>46.231.137<text:s/></text:p>
          </table:table-cell>
          <table:table-cell office:value-type="float" office:value="196726055.44999999" table:style-name="ce21">
            <text:p>196.726.055<text:s/></text:p>
          </table:table-cell>
          <table:table-cell office:value-type="float" office:value="901393760.83000004" table:style-name="ce21">
            <text:p>901.393.761<text:s/></text:p>
          </table:table-cell>
          <table:table-cell office:value-type="float" office:value="41311732.759999998" table:style-name="ce21">
            <text:p>41.311.733<text:s/></text:p>
          </table:table-cell>
          <table:table-cell office:value-type="float" office:value="1532044234.48" table:style-name="ce21">
            <text:p>1.532.044.234<text:s/></text:p>
          </table:table-cell>
          <table:table-cell office:value-type="float" office:value="923370329.55999994" table:style-name="ce21">
            <text:p>923.370.330<text:s/></text:p>
          </table:table-cell>
          <table:table-cell office:value-type="float" office:value="7832730667.6999998" table:style-name="ce21">
            <text:p>7.832.730.668<text:s/></text:p>
          </table:table-cell>
          <table:table-cell office:value-type="float" office:value="1200004200.6499999" table:style-name="ce21">
            <text:p>1.200.004.201<text:s/></text:p>
          </table:table-cell>
          <table:table-cell office:value-type="float" office:value="841141732.69999993" table:style-name="ce21">
            <text:p>841.141.733<text:s/></text:p>
          </table:table-cell>
          <table:table-cell office:value-type="float" office:value="394967927.82999998" table:style-name="ce21">
            <text:p>394.967.928<text:s/></text:p>
          </table:table-cell>
          <table:table-cell office:value-type="float" office:value="3678978138.6999998" table:style-name="ce21">
            <text:p>3.678.978.139<text:s/></text:p>
          </table:table-cell>
          <table:table-cell office:value-type="float" office:value="318037028.58000004" table:style-name="ce21">
            <text:p>318.037.029<text:s/></text:p>
          </table:table-cell>
          <table:table-cell office:value-type="float" office:value="452780904.44999993" table:style-name="ce21">
            <text:p>452.780.904<text:s/></text:p>
          </table:table-cell>
          <table:table-cell office:value-type="float" office:value="538192586.75" table:style-name="ce21">
            <text:p>538.192.587<text:s/></text:p>
          </table:table-cell>
          <table:table-cell office:value-type="float" office:value="293159609.54999995" table:style-name="ce21">
            <text:p>293.159.610<text:s/></text:p>
          </table:table-cell>
          <table:table-cell office:value-type="float" office:value="1264848488.6800001" table:style-name="ce21">
            <text:p>1.264.848.489<text:s/></text:p>
          </table:table-cell>
          <table:table-cell office:value-type="float" office:value="199022040.70999998" table:style-name="ce21">
            <text:p>199.022.041<text:s/></text:p>
          </table:table-cell>
          <table:table-cell office:value-type="float" office:value="3399071414.3899999" table:style-name="ce21">
            <text:p>3.399.071.414<text:s/></text:p>
          </table:table-cell>
          <table:table-cell office:value-type="float" office:value="12412837436.959999" table:style-name="ce21">
            <text:p>12.412.837.437<text:s/></text:p>
          </table:table-cell>
          <table:table-cell office:value-type="float" office:value="270477743.45999998" table:style-name="ce21">
            <text:p>270.477.743<text:s/></text:p>
          </table:table-cell>
          <table:table-cell office:value-type="float" office:value="142415182.67000002" table:style-name="ce21">
            <text:p>142.415.183<text:s/></text:p>
          </table:table-cell>
          <table:table-cell office:value-type="float" office:value="51499378.969999999" table:style-name="ce21">
            <text:p>51.499.379<text:s/></text:p>
          </table:table-cell>
          <table:table-cell office:value-type="float" office:value="3538244057.5699997" table:style-name="ce21">
            <text:p>3.538.244.058<text:s/></text:p>
          </table:table-cell>
          <table:table-cell office:value-type="float" office:value="3250358237.6700001" table:style-name="ce21">
            <text:p>3.250.358.238<text:s/></text:p>
          </table:table-cell>
          <table:table-cell office:value-type="float" office:value="185327629.20000002" table:style-name="ce21">
            <text:p>185.327.629<text:s/></text:p>
          </table:table-cell>
          <table:table-cell office:value-type="float" office:value="29310871222.540001" table:style-name="ce21">
            <text:p>29.310.871.223<text:s/></text:p>
          </table:table-cell>
          <table:table-cell office:value-type="float" office:value="104747728.42" table:style-name="ce21">
            <text:p>104.747.728<text:s/></text:p>
          </table:table-cell>
          <table:table-cell office:value-type="float" office:value="73320790608.360001" table:style-name="ce22">
            <text:p>73.320.790.608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68180863.892831296" table:style-name="ce25">
            <text:p>68.180.864<text:s/></text:p>
          </table:table-cell>
          <table:table-cell office:value-type="float" office:value="165319332.27204573" table:style-name="ce25">
            <text:p>165.319.332<text:s/></text:p>
          </table:table-cell>
          <table:table-cell office:value-type="float" office:value="252656161.25344801" table:style-name="ce25">
            <text:p>252.656.161<text:s/></text:p>
          </table:table-cell>
          <table:table-cell office:value-type="float" office:value="35734327.857554063" table:style-name="ce25">
            <text:p>35.734.328<text:s/></text:p>
          </table:table-cell>
          <table:table-cell office:value-type="float" office:value="1009413634.9532326" table:style-name="ce25">
            <text:p>1.009.413.635<text:s/></text:p>
          </table:table-cell>
          <table:table-cell office:value-type="float" office:value="718887935.35100114" table:style-name="ce25">
            <text:p>718.887.935<text:s/></text:p>
          </table:table-cell>
          <table:table-cell office:value-type="float" office:value="1536603871.1777246" table:style-name="ce25">
            <text:p>1.536.603.871<text:s/></text:p>
          </table:table-cell>
          <table:table-cell office:value-type="float" office:value="489397799.04343939" table:style-name="ce25">
            <text:p>489.397.799<text:s/></text:p>
          </table:table-cell>
          <table:table-cell office:value-type="float" office:value="556301639.60978699" table:style-name="ce25">
            <text:p>556.301.640<text:s/></text:p>
          </table:table-cell>
          <table:table-cell office:value-type="float" office:value="244322236.87264359" table:style-name="ce25">
            <text:p>244.322.237<text:s/></text:p>
          </table:table-cell>
          <table:table-cell office:value-type="float" office:value="2661176415.1760817" table:style-name="ce25">
            <text:p>2.661.176.415<text:s/></text:p>
          </table:table-cell>
          <table:table-cell office:value-type="float" office:value="298101309.3965472" table:style-name="ce25">
            <text:p>298.101.309<text:s/></text:p>
          </table:table-cell>
          <table:table-cell office:value-type="float" office:value="403546166.2733984" table:style-name="ce25">
            <text:p>403.546.166<text:s/></text:p>
          </table:table-cell>
          <table:table-cell office:value-type="float" office:value="498583107.01676416" table:style-name="ce25">
            <text:p>498.583.107<text:s/></text:p>
          </table:table-cell>
          <table:table-cell office:value-type="float" office:value="264671196.03108636" table:style-name="ce25">
            <text:p>264.671.196<text:s/></text:p>
          </table:table-cell>
          <table:table-cell office:value-type="float" office:value="762126538.88698304" table:style-name="ce25">
            <text:p>762.126.539<text:s/></text:p>
          </table:table-cell>
          <table:table-cell office:value-type="float" office:value="204147017.6169138" table:style-name="ce25">
            <text:p>204.147.018<text:s/></text:p>
          </table:table-cell>
          <table:table-cell office:value-type="float" office:value="1943037072.1530871" table:style-name="ce25">
            <text:p>1.943.037.072<text:s/></text:p>
          </table:table-cell>
          <table:table-cell office:value-type="float" office:value="3424532539.0061622" table:style-name="ce25">
            <text:p>3.424.532.539<text:s/></text:p>
          </table:table-cell>
          <table:table-cell office:value-type="float" office:value="232227170.27696177" table:style-name="ce25">
            <text:p>232.227.170<text:s/></text:p>
          </table:table-cell>
          <table:table-cell office:value-type="float" office:value="117624831.58438879" table:style-name="ce25">
            <text:p>117.624.832<text:s/></text:p>
          </table:table-cell>
          <table:table-cell office:value-type="float" office:value="46180087.83304327" table:style-name="ce25">
            <text:p>46.180.088<text:s/></text:p>
          </table:table-cell>
          <table:table-cell office:value-type="float" office:value="2152538856.7229609" table:style-name="ce25">
            <text:p>2.152.538.857<text:s/></text:p>
          </table:table-cell>
          <table:table-cell office:value-type="float" office:value="1442943383.2765987" table:style-name="ce25">
            <text:p>1.442.943.383<text:s/></text:p>
          </table:table-cell>
          <table:table-cell office:value-type="float" office:value="186474882.91350949" table:style-name="ce25">
            <text:p>186.474.883<text:s/></text:p>
          </table:table-cell>
          <table:table-cell office:value-type="float" office:value="14030515959.509434" table:style-name="ce25">
            <text:p>14.030.515.960<text:s/></text:p>
          </table:table-cell>
          <table:table-cell office:value-type="float" office:value="116162859.43237011" table:style-name="ce25">
            <text:p>116.162.859<text:s/></text:p>
          </table:table-cell>
          <table:table-cell office:value-type="float" office:value="33861407195.390003" table:style-name="ce26">
            <text:p>33.861.407.195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14412001.02283129" table:style-name="ce21">
            <text:p>114.412.001<text:s/></text:p>
          </table:table-cell>
          <table:table-cell office:value-type="float" office:value="362045387.72204572" table:style-name="ce21">
            <text:p>362.045.388<text:s/></text:p>
          </table:table-cell>
          <table:table-cell office:value-type="float" office:value="1154049922.0834479" table:style-name="ce21">
            <text:p>1.154.049.922<text:s/></text:p>
          </table:table-cell>
          <table:table-cell office:value-type="float" office:value="77046060.617554069" table:style-name="ce21">
            <text:p>77.046.061<text:s/></text:p>
          </table:table-cell>
          <table:table-cell office:value-type="float" office:value="2541457869.4332328" table:style-name="ce21">
            <text:p>2.541.457.869<text:s/></text:p>
          </table:table-cell>
          <table:table-cell office:value-type="float" office:value="1642258264.9110012" table:style-name="ce21">
            <text:p>1.642.258.265<text:s/></text:p>
          </table:table-cell>
          <table:table-cell office:value-type="float" office:value="9369334538.8777237" table:style-name="ce21">
            <text:p>9.369.334.539<text:s/></text:p>
          </table:table-cell>
          <table:table-cell office:value-type="float" office:value="1689401999.6934392" table:style-name="ce21">
            <text:p>1.689.402.000<text:s/></text:p>
          </table:table-cell>
          <table:table-cell office:value-type="float" office:value="1397443372.3097868" table:style-name="ce21">
            <text:p>1.397.443.372<text:s/></text:p>
          </table:table-cell>
          <table:table-cell office:value-type="float" office:value="639290164.70264363" table:style-name="ce21">
            <text:p>639.290.165<text:s/></text:p>
          </table:table-cell>
          <table:table-cell office:value-type="float" office:value="6340154553.8760815" table:style-name="ce21">
            <text:p>6.340.154.554<text:s/></text:p>
          </table:table-cell>
          <table:table-cell office:value-type="float" office:value="616138337.97654724" table:style-name="ce21">
            <text:p>616.138.338<text:s/></text:p>
          </table:table-cell>
          <table:table-cell office:value-type="float" office:value="856327070.72339833" table:style-name="ce21">
            <text:p>856.327.071<text:s/></text:p>
          </table:table-cell>
          <table:table-cell office:value-type="float" office:value="1036775693.7667642" table:style-name="ce21">
            <text:p>1.036.775.694<text:s/></text:p>
          </table:table-cell>
          <table:table-cell office:value-type="float" office:value="557830805.58108628" table:style-name="ce21">
            <text:p>557.830.806<text:s/></text:p>
          </table:table-cell>
          <table:table-cell office:value-type="float" office:value="2026975027.5669832" table:style-name="ce21">
            <text:p>2.026.975.028<text:s/></text:p>
          </table:table-cell>
          <table:table-cell office:value-type="float" office:value="403169058.32691377" table:style-name="ce21">
            <text:p>403.169.058<text:s/></text:p>
          </table:table-cell>
          <table:table-cell office:value-type="float" office:value="5342108486.543087" table:style-name="ce21">
            <text:p>5.342.108.487<text:s/></text:p>
          </table:table-cell>
          <table:table-cell office:value-type="float" office:value="15837369975.966162" table:style-name="ce21">
            <text:p>15.837.369.976<text:s/></text:p>
          </table:table-cell>
          <table:table-cell office:value-type="float" office:value="502704913.73696172" table:style-name="ce21">
            <text:p>502.704.914<text:s/></text:p>
          </table:table-cell>
          <table:table-cell office:value-type="float" office:value="260040014.25438881" table:style-name="ce21">
            <text:p>260.040.014<text:s/></text:p>
          </table:table-cell>
          <table:table-cell office:value-type="float" office:value="97679466.803043276" table:style-name="ce21">
            <text:p>97.679.467<text:s/></text:p>
          </table:table-cell>
          <table:table-cell office:value-type="float" office:value="5690782914.2929611" table:style-name="ce21">
            <text:p>5.690.782.914<text:s/></text:p>
          </table:table-cell>
          <table:table-cell office:value-type="float" office:value="4693301620.946599" table:style-name="ce21">
            <text:p>4.693.301.621<text:s/></text:p>
          </table:table-cell>
          <table:table-cell office:value-type="float" office:value="371802512.11350954" table:style-name="ce21">
            <text:p>371.802.512<text:s/></text:p>
          </table:table-cell>
          <table:table-cell office:value-type="float" office:value="43341387182.049438" table:style-name="ce21">
            <text:p>43.341.387.182<text:s/></text:p>
          </table:table-cell>
          <table:table-cell office:value-type="float" office:value="220910587.85237011" table:style-name="ce21">
            <text:p>220.910.588<text:s/></text:p>
          </table:table-cell>
          <table:table-cell office:value-type="float" office:value="107182197803.75" table:style-name="ce22">
            <text:p>107.182.197.804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721287.54752684012" table:style-name="ce27">
            <text:p>721.288<text:s/></text:p>
          </table:table-cell>
          <table:table-cell office:value-type="float" office:value="2510122.8701169458" table:style-name="ce27">
            <text:p>2.510.123<text:s/></text:p>
          </table:table-cell>
          <table:table-cell office:value-type="float" office:value="2543211.9302265258" table:style-name="ce27">
            <text:p>2.543.212<text:s/></text:p>
          </table:table-cell>
          <table:table-cell office:value-type="float" office:value="471937.7449163433" table:style-name="ce27">
            <text:p>471.938<text:s/></text:p>
          </table:table-cell>
          <table:table-cell office:value-type="float" office:value="9816235.7881767973" table:style-name="ce27">
            <text:p>9.816.236<text:s/></text:p>
          </table:table-cell>
          <table:table-cell office:value-type="float" office:value="4430837.503211394" table:style-name="ce27">
            <text:p>4.430.838<text:s/></text:p>
          </table:table-cell>
          <table:table-cell office:value-type="float" office:value="11164967.614481956" table:style-name="ce27">
            <text:p>11.164.968<text:s/></text:p>
          </table:table-cell>
          <table:table-cell office:value-type="float" office:value="13347026.268059252" table:style-name="ce27">
            <text:p>13.347.026<text:s/></text:p>
          </table:table-cell>
          <table:table-cell office:value-type="float" office:value="9935269.5550120734" table:style-name="ce27">
            <text:p>9.935.270<text:s/></text:p>
          </table:table-cell>
          <table:table-cell office:value-type="float" office:value="2060575.0910775582" table:style-name="ce27">
            <text:p>2.060.575<text:s/></text:p>
          </table:table-cell>
          <table:table-cell office:value-type="float" office:value="31499703.643345088" table:style-name="ce27">
            <text:p>31.499.704<text:s/></text:p>
          </table:table-cell>
          <table:table-cell office:value-type="float" office:value="4142456.7629507147" table:style-name="ce27">
            <text:p>4.142.457<text:s/></text:p>
          </table:table-cell>
          <table:table-cell office:value-type="float" office:value="16426466.468922088" table:style-name="ce27">
            <text:p>16.426.466<text:s/></text:p>
          </table:table-cell>
          <table:table-cell office:value-type="float" office:value="3806134.954740583" table:style-name="ce27">
            <text:p>3.806.135<text:s/></text:p>
          </table:table-cell>
          <table:table-cell office:value-type="float" office:value="2599151.7145002885" table:style-name="ce27">
            <text:p>2.599.152<text:s/></text:p>
          </table:table-cell>
          <table:table-cell office:value-type="float" office:value="11011616.749180753" table:style-name="ce27">
            <text:p>11.011.617<text:s/></text:p>
          </table:table-cell>
          <table:table-cell office:value-type="float" office:value="1666611.9253018575" table:style-name="ce27">
            <text:p>1.666.612<text:s/></text:p>
          </table:table-cell>
          <table:table-cell office:value-type="float" office:value="18331392.387427811" table:style-name="ce27">
            <text:p>18.331.392<text:s/></text:p>
          </table:table-cell>
          <table:table-cell office:value-type="float" office:value="2298964221.2732987" table:style-name="ce27">
            <text:p>2.298.964.221<text:s/></text:p>
          </table:table-cell>
          <table:table-cell office:value-type="float" office:value="2582483.7722459482" table:style-name="ce27">
            <text:p>2.582.484<text:s/></text:p>
          </table:table-cell>
          <table:table-cell office:value-type="float" office:value="1176062.2887885754" table:style-name="ce27">
            <text:p>1.176.062<text:s/></text:p>
          </table:table-cell>
          <table:table-cell office:value-type="float" office:value="730967.43410712969" table:style-name="ce27">
            <text:p>730.967<text:s/></text:p>
          </table:table-cell>
          <table:table-cell office:value-type="float" office:value="19182979.249053154" table:style-name="ce27">
            <text:p>19.182.979<text:s/></text:p>
          </table:table-cell>
          <table:table-cell office:value-type="float" office:value="12885716.708400605" table:style-name="ce27">
            <text:p>12.885.717<text:s/></text:p>
          </table:table-cell>
          <table:table-cell office:value-type="float" office:value="1930136.248822534" table:style-name="ce27">
            <text:p>1.930.136<text:s/></text:p>
          </table:table-cell>
          <table:table-cell office:value-type="float" office:value="84064904.033041954" table:style-name="ce27">
            <text:p>84.064.904<text:s/></text:p>
          </table:table-cell>
          <table:table-cell office:value-type="float" office:value="905512.21306663658" table:style-name="ce27">
            <text:p>905.512<text:s/></text:p>
          </table:table-cell>
          <table:table-cell office:value-type="float" office:value="2568907989.7400002" table:style-name="ce28">
            <text:p>2.568.907.990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15133288.57035813" table:style-name="ce21">
            <text:p>115.133.289<text:s/></text:p>
          </table:table-cell>
          <table:table-cell office:value-type="float" office:value="364555510.59216267" table:style-name="ce21">
            <text:p>364.555.511<text:s/></text:p>
          </table:table-cell>
          <table:table-cell office:value-type="float" office:value="1156593134.0136745" table:style-name="ce21">
            <text:p>1.156.593.134<text:s/></text:p>
          </table:table-cell>
          <table:table-cell office:value-type="float" office:value="77517998.362470418" table:style-name="ce21">
            <text:p>77.517.998<text:s/></text:p>
          </table:table-cell>
          <table:table-cell office:value-type="float" office:value="2551274105.2214098" table:style-name="ce21">
            <text:p>2.551.274.105<text:s/></text:p>
          </table:table-cell>
          <table:table-cell office:value-type="float" office:value="1646689102.4142127" table:style-name="ce21">
            <text:p>1.646.689.102<text:s/></text:p>
          </table:table-cell>
          <table:table-cell office:value-type="float" office:value="9380499506.4922066" table:style-name="ce21">
            <text:p>9.380.499.506<text:s/></text:p>
          </table:table-cell>
          <table:table-cell office:value-type="float" office:value="1702749025.9614985" table:style-name="ce21">
            <text:p>1.702.749.026<text:s/></text:p>
          </table:table-cell>
          <table:table-cell office:value-type="float" office:value="1407378641.8647988" table:style-name="ce21">
            <text:p>1.407.378.642<text:s/></text:p>
          </table:table-cell>
          <table:table-cell office:value-type="float" office:value="641350739.7937212" table:style-name="ce21">
            <text:p>641.350.740<text:s/></text:p>
          </table:table-cell>
          <table:table-cell office:value-type="float" office:value="6371654257.5194263" table:style-name="ce21">
            <text:p>6.371.654.258<text:s/></text:p>
          </table:table-cell>
          <table:table-cell office:value-type="float" office:value="620280794.7394979" table:style-name="ce21">
            <text:p>620.280.795<text:s/></text:p>
          </table:table-cell>
          <table:table-cell office:value-type="float" office:value="872753537.19232047" table:style-name="ce21">
            <text:p>872.753.537<text:s/></text:p>
          </table:table-cell>
          <table:table-cell office:value-type="float" office:value="1040581828.7215047" table:style-name="ce21">
            <text:p>1.040.581.829<text:s/></text:p>
          </table:table-cell>
          <table:table-cell office:value-type="float" office:value="560429957.29558659" table:style-name="ce21">
            <text:p>560.429.957<text:s/></text:p>
          </table:table-cell>
          <table:table-cell office:value-type="float" office:value="2037986644.316164" table:style-name="ce21">
            <text:p>2.037.986.644<text:s/></text:p>
          </table:table-cell>
          <table:table-cell office:value-type="float" office:value="404835670.25221562" table:style-name="ce21">
            <text:p>404.835.670<text:s/></text:p>
          </table:table-cell>
          <table:table-cell office:value-type="float" office:value="5360439878.9305153" table:style-name="ce21">
            <text:p>5.360.439.879<text:s/></text:p>
          </table:table-cell>
          <table:table-cell office:value-type="float" office:value="18136334197.23946" table:style-name="ce21">
            <text:p>18.136.334.197<text:s/></text:p>
          </table:table-cell>
          <table:table-cell office:value-type="float" office:value="505287397.50920767" table:style-name="ce21">
            <text:p>505.287.398<text:s/></text:p>
          </table:table-cell>
          <table:table-cell office:value-type="float" office:value="261216076.5431774" table:style-name="ce21">
            <text:p>261.216.077<text:s/></text:p>
          </table:table-cell>
          <table:table-cell office:value-type="float" office:value="98410434.237150401" table:style-name="ce21">
            <text:p>98.410.434<text:s/></text:p>
          </table:table-cell>
          <table:table-cell office:value-type="float" office:value="5709965893.5420141" table:style-name="ce21">
            <text:p>5.709.965.894<text:s/></text:p>
          </table:table-cell>
          <table:table-cell office:value-type="float" office:value="4706187337.6549997" table:style-name="ce21">
            <text:p>4.706.187.338<text:s/></text:p>
          </table:table-cell>
          <table:table-cell office:value-type="float" office:value="373732648.36233205" table:style-name="ce21">
            <text:p>373.732.648<text:s/></text:p>
          </table:table-cell>
          <table:table-cell office:value-type="float" office:value="43425452086.082481" table:style-name="ce21">
            <text:p>43.425.452.086<text:s/></text:p>
          </table:table-cell>
          <table:table-cell office:value-type="float" office:value="221816100.06543675" table:style-name="ce21">
            <text:p>221.816.100<text:s/></text:p>
          </table:table-cell>
          <table:table-cell office:value-type="float" office:value="109751105793.49001" table:style-name="ce22">
            <text:p>109.751.105.793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8-09-12T13:57:15Z</dc:date>
    <meta:print-date>2011-05-12T16:46:54Z</meta:print-date>
    <meta:editing-cycles>41</meta:editing-cycles>
    <meta:editing-duration>PT4293S</meta:editing-duration>
  </office:meta>
</office:document-meta>
</file>